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9">
    </style:style>
    <style:style style:name="P23" style:family="paragraph" style:parent-style-name="Text_20_body" style:list-style-name="L20">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1">
      <style:paragraph-properties fo:margin-top="0in" fo:margin-bottom="0in"/>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nov-2024" office:name=""><text:span text:style-name="Definition">Research Questions Nov 2024</text:span></text:a></text:p>
            </text:list-item>
            <text:list-item>
              <text:p text:style-name="P2"><text:a xlink:type="simple" xlink:href="#introduction" office:name=""><text:span text:style-name="Definition">Introduction</text:span></text:a></text:p>
              <text:list text:style-name="L3">
                <text:list-item>
                  <text:p text:style-name="P3"><text:a xlink:type="simple" xlink:href="#notes-on-structure-of-the-chapter" office:name=""><text:span text:style-name="Definition">Notes on structure of the chapter</text:span></text:a></text:p>
                </text:list-item>
              </text:list>
            </text:list-item>
            <text:list-item>
              <text:p text:style-name="P2"><text:a xlink:type="simple" xlink:href="#observations-discussion-on-playtesting-as-a-cultural-process" office:name=""><text:span text:style-name="Definition">Observations / Discussion on Playtesting as a cultural process</text:span></text:a></text:p>
              <text:list text:style-name="L4">
                <text:list-item>
                  <text:p text:style-name="P4"><text:a xlink:type="simple" xlink:href="#impact-of-design-on-playtesting-behaviours-recap" office:name=""><text:span text:style-name="Definition">Impact of Design on playtesting behaviours (RECAP)</text:span></text:a></text:p>
                </text:list-item>
                <text:list-item>
                  <text:p text:style-name="P4"><text:a xlink:type="simple" xlink:href="#emerging-use-of-narratives-and-graphics-which-drawing-on-home-funds-of-knowledge" office:name=""><text:span text:style-name="Definition">Emerging use of narratives and graphics which drawing on home funds of knowledge</text:span></text:a></text:p>
                  <text:list text:style-name="L5">
                    <text:list-item>
                      <text:p text:style-name="P5"><text:a xlink:type="simple" xlink:href="#summary-home-funds-and-rqs" office:name=""><text:span text:style-name="Definition">Summary: Home Funds and RQs</text:span></text:a></text:p>
                    </text:list-item>
                    <text:list-item>
                      <text:p text:style-name="P5"><text:a xlink:type="simple" xlink:href="#playtesting-and-embodied-participation-in-the-games-of-others" office:name=""><text:span text:style-name="Definition">Playtesting and embodied participation in the games of others</text:span></text:a></text:p>
                    </text:list-item>
                    <text:list-item>
                      <text:p text:style-name="P5"><text:a xlink:type="simple" xlink:href="#community-concepts-and-norming-behaviour-emerging-during-playtesting" office:name=""><text:span text:style-name="Definition">Community concepts and norming behaviour emerging during playtesting</text:span></text:a></text:p>
                    </text:list-item>
                    <text:list-item>
                      <text:p text:style-name="P5"><text:a xlink:type="simple" xlink:href="#why-prioritise-local-playtesting-rather-than-participation-with-a-wider-online-community---and-how-are-they-different-in-character-perhaps-drop-if-not-needed-or-keep-really-short.-and-merge-up." office:name=""><text:span text:style-name="Definition">Why prioritise local playtesting rather than participation with a wider online community - and how are they different in character? PERHAPS DROP IF NOT NEEDED OR KEEP REALLY SHORT. AND MERGE UP.</text:span></text:a></text:p>
                    </text:list-item>
                  </text:list>
                </text:list-item>
              </text:list>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6">
                <text:list-item>
                  <text:p text:style-name="P6"><text:a xlink:type="simple" xlink:href="#reflection-on-impact-on-my-design-process" office:name=""><text:span text:style-name="Definition">Reflection on impact on my design process</text:span></text:a></text:p>
                </text:list-item>
                <text:list-item>
                  <text:p text:style-name="P6"><text:a xlink:type="simple" xlink:href="#observations-on-making-styles" office:name=""><text:span text:style-name="Definition">Observations on making styles</text:span></text:a></text:p>
                </text:list-item>
                <text:list-item>
                  <text:p text:style-name="P6"><text:a xlink:type="simple" xlink:href="#a-focus-on-the-value-of-changing-roles---especially-peer-teaching-as-reinforcing-learning" office:name=""><text:span text:style-name="Definition">A focus on the value of changing roles - especially peer teaching as reinforcing learning</text:span></text:a></text:p>
                </text:list-item>
                <text:list-item>
                  <text:p text:style-name="P6"><text:a xlink:type="simple" xlink:href="#discussion-on-making-types-and-side-missions" office:name=""><text:span text:style-name="Definition">Discussion on making types and side missions</text:span></text:a></text:p>
                  <text:list text:style-name="L7">
                    <text:list-item>
                      <text:p text:style-name="P7"><text:a xlink:type="simple" xlink:href="#moe" office:name=""><text:span text:style-name="Definition">MoE</text:span></text:a></text:p>
                    </text:list-item>
                  </text:list>
                </text:list-item>
                <text:list-item>
                  <text:p text:style-name="P6"><text:a xlink:type="simple" xlink:href="#limitations-of-observations-and-careful-statements-of-potential" office:name=""><text:span text:style-name="Definition">Limitations of observations and careful statements of potential</text:span></text:a></text:p>
                </text:list-item>
              </text:list>
            </text:list-item>
            <text:list-item>
              <text:p text:style-name="P2"><text:a xlink:type="simple" xlink:href="#observations-on-emerging-flexible-design-practices-more-on-interpersonal-level" office:name=""><text:span text:style-name="Definition">Observations on emerging flexible design practices (MORE ON INTERPERSONAL LEVEL)</text:span></text:a></text:p>
              <text:list text:style-name="L8">
                <text:list-item>
                  <text:p text:style-name="P8"><text:a xlink:type="simple" xlink:href="#observations-and-evidence-on-flexible-design-practice" office:name=""><text:span text:style-name="Definition">Observations and evidence on flexible design practice</text:span></text:a></text:p>
                </text:list-item>
                <text:list-item>
                  <text:p text:style-name="P8"><text:a xlink:type="simple" xlink:href="#discussion-on-flexible-design-practices" office:name=""><text:span text:style-name="Definition">Discussion on Flexible Design Practices</text:span></text:a></text:p>
                  <text:list text:style-name="L9">
                    <text:list-item>
                      <text:p text:style-name="P9"><text:a xlink:type="simple" xlink:href="#the-potential-of-emergent-non-productive-activities" office:name=""><text:span text:style-name="Definition">The potential of emergent “non-productive” activities</text:span></text:a></text:p>
                    </text:list-item>
                  </text:list>
                </text:list-item>
                <text:list-item>
                  <text:p text:style-name="P8"><text:a xlink:type="simple" xlink:href="#discussion-in-relation-to-other-research" office:name=""><text:span text:style-name="Definition">Discussion in relation to other research</text:span></text:a></text:p>
                  <text:list text:style-name="L10">
                    <text:list-item>
                      <text:p text:style-name="P10"><text:a xlink:type="simple" xlink:href="#beyond-design-cycle-stages" office:name=""><text:span text:style-name="Definition">- beyond design cycle stages</text:span></text:a></text:p>
                    </text:list-item>
                    <text:list-item>
                      <text:p text:style-name="P10"><text:a xlink:type="simple" xlink:href="#on-game-jamming" office:name=""><text:span text:style-name="Definition">On Game Jamming</text:span></text:a></text:p>
                    </text:list-item>
                  </text:list>
                </text:list-item>
              </text:list>
            </text:list-item>
            <text:list-item>
              <text:p text:style-name="P2"><text:a xlink:type="simple" xlink:href="#discussion-of-three-dimension-of-agency-using-a-metaphorical-approach" office:name=""><text:span text:style-name="Definition">Discussion of three dimension of agency using a metaphorical approach</text:span></text:a></text:p>
              <text:list text:style-name="L11">
                <text:list-item>
                  <text:p text:style-name="P11"><text:a xlink:type="simple" xlink:href="#justifying-the-use-of-metaphors-in-these-findings" office:name=""><text:span text:style-name="Definition">Justifying the use of Metaphors in these FINDINGS</text:span></text:a></text:p>
                </text:list-item>
                <text:list-item>
                  <text:p text:style-name="P11"><text:a xlink:type="simple" xlink:href="#the-use-of-concepts-of-mediation-and-dual-stimulation-in-this-exploration-of-the-development-of-agency" office:name=""><text:span text:style-name="Definition">The use of concepts of mediation and dual stimulation in this exploration of the development of agency</text:span></text:a></text:p>
                </text:list-item>
                <text:list-item>
                  <text:p text:style-name="P11"><text:a xlink:type="simple" xlink:href="#affordances-as-points-on-a-climbing-wall-to-support-understandings-of-instrumental-agency" office:name=""><text:span text:style-name="Definition">Affordances as points on a climbing wall to support understandings of instrumental agency</text:span></text:a></text:p>
                </text:list-item>
                <text:list-item>
                  <text:p text:style-name="P11"><text:a xlink:type="simple" xlink:href="#discussion-on-agency-concerning-tools-and-resources-authenticity-in-particular" office:name=""><text:span text:style-name="Definition">Discussion on agency concerning tools and resources (authenticity in particular)</text:span></text:a></text:p>
                </text:list-item>
                <text:list-item>
                  <text:p text:style-name="P11"><text:a xlink:type="simple" xlink:href="#playgrounds-and-sheltered-harbours-as-a-way-to-explore-conceptions-of-relational-agency---integrate-my-findings" office:name=""><text:span text:style-name="Definition">Playgrounds and sheltered harbours as a way to explore conceptions of relational agency - INTEGRATE MY FINDINGS</text:span></text:a></text:p>
                  <text:list text:style-name="L12">
                    <text:list-item>
                      <text:p text:style-name="P12"><text:a xlink:type="simple" xlink:href="#how-to-seed-relational-practices-in-the-community-garden-of-the-program-growing-gardening-metaphors" office:name=""><text:span text:style-name="Definition">How to seed relational practices in the community garden of the program / Growing / Gardening metaphors</text:span></text:a></text:p>
                    </text:list-item>
                    <text:list-item>
                      <text:p text:style-name="P12"><text:a xlink:type="simple" xlink:href="#the-freedoms-and-restrictions-of-playgrounds" office:name=""><text:span text:style-name="Definition">The freedoms and restrictions of playgrounds</text:span></text:a></text:p>
                    </text:list-item>
                  </text:list>
                </text:list-item>
                <text:list-item>
                  <text:p text:style-name="P11"><text:a xlink:type="simple" xlink:href="#exploring-transformative-agency-using-the-metaphor-of-kedging-anchors" office:name=""><text:span text:style-name="Definition">Exploring transformative agency using the metaphor of Kedging anchors</text:span></text:a></text:p>
                  <text:list text:style-name="L13">
                    <text:list-item>
                      <text:p text:style-name="P13"><text:a xlink:type="simple" xlink:href="#kedging-anchor-metaphor" office:name=""><text:span text:style-name="Definition">Kedging anchor metaphor</text:span></text:a></text:p>
                    </text:list-item>
                  </text:list>
                </text:list-item>
              </text:list>
            </text:list-item>
            <text:list-item>
              <text:p text:style-name="P2"><text:a xlink:type="simple" xlink:href="#synthesis-section" office:name=""><text:span text:style-name="Definition">Synthesis Section</text:span></text:a></text:p>
              <text:list text:style-name="L14">
                <text:list-item>
                  <text:p text:style-name="P14"><text:a xlink:type="simple" xlink:href="#synthesis---how-different-forms-of-agency-are-developed-and-transform-over-iterations-of-this-game-making-programme" office:name=""><text:span text:style-name="Definition">SYNTHESIS - How different forms of agency are developed and transform over iterations of this game making programme</text:span></text:a></text:p>
                  <text:list text:style-name="L15">
                    <text:list-item>
                      <text:p text:style-name="P15"><text:a xlink:type="simple" xlink:href="#proposal-on-shifting-forms-of-agency." office:name=""><text:span text:style-name="Definition">Proposal on shifting forms of agency.</text:span></text:a></text:p>
                    </text:list-item>
                  </text:list>
                </text:list-item>
                <text:list-item>
                  <text:p text:style-name="P14"><text:a xlink:type="simple" xlink:href="#synthesis---the-interaction-of-flexible-deign-practices-the-collection-of-game-design-patterns-stepwise-scaffolding-of-learning-environments-and-new-understandings-of-agency." office:name=""><text:span text:style-name="Definition">Synthesis - The interaction of flexible deign practices, the collection of Game Design Patterns, stepwise scaffolding of learning environments and new understandings of agency.</text:span></text:a></text:p>
                  <text:list text:style-name="L16">
                    <text:list-item>
                      <text:p text:style-name="P16"><text:a xlink:type="simple" xlink:href="#returning-to-the-concept-of-computational-fluency-with-a-lens-of-agency" office:name=""><text:span text:style-name="Definition">Returning to the concept of computational fluency with a lens of agency</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7">
                <text:list-item>
                  <text:p text:style-name="P17"><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8">
                <text:list-item>
                  <text:p text:style-name="P18"><text:a xlink:type="simple" xlink:href="#on-fluency" office:name=""><text:span text:style-name="Definition">On Fluency</text:span></text:a></text:p>
                </text:list-item>
                <text:list-item>
                  <text:p text:style-name="P18"><text:a xlink:type="simple" xlink:href="#discussion-on-player-types---moved-from-chapter-6" office:name=""><text:span text:style-name="Definition">Discussion on Player types - moved from chapter 6</text:span></text:a></text:p>
                </text:list-item>
                <text:list-item>
                  <text:p text:style-name="P18"><text:a xlink:type="simple" xlink:href="#removed-in-december---perhaps-rehome" office:name=""><text:span text:style-name="Definition">Removed in December - perhaps rehome</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nov-2024"/>Research Questions Nov 2024<text:bookmark-end text:name="research-questions-nov-2024"/></text:h>
      <text:p text:style-name="P19">1. What contradictions arose in participation in this research’s game coding processes and how were they addressed?</text:p>
      <text:p text:style-name="P20">2. How can game design patterns support the development of computational fluency in novices?</text:p>
      <text:p text:style-name="P21">3. How can learners build agency in an evolving community of game makers?</text:p>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9">
        <text:list-item>
          <text:p text:style-name="P22">playtesting as a social process; play testing and embodied participation in the games of others - community concepts and norming behaviour emerging during playtesting</text:p>
        </text:list-item>
        <text:list-item>
          <text:p text:style-name="P22">the impact / if any of the social missions and player types o</text:p>
        </text:list-item>
        <text:list-item>
          <text:p text:style-name="P22">the emergence and nurturing of flexible and complex design behaviours (beyond player types)</text:p>
        </text:list-item>
      </text:list>
      <text:p text:style-name="First_20_paragraph">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observations-discussion-on-playtesting-as-a-cultural-process"/>Observations / Discussion on Playtesting as a cultural process<text:bookmark-end text:name="observations-discussion-on-playtesting-as-a-cultural-process"/></text:h>
      <text:p text:style-name="First_20_paragraph">The previous chapters have explored both designed and fortuitous changes to the learning design that become adopted by the community (HOW AND WHERE EXACTLY).</text:p>
      <text:p text:style-name="Text_20_body">I propose that the role of playtesting and period of activity given over to playtesting is crucial to the development of both planned an emergent activity.</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schema&quot;:&quot;https://github.com/citation-style-language/schema/raw/master/csl-citation.json&quot;,&quot;properties&quot;:{&quot;formattedCitation&quot;:&quot;[@fullerton_game_2018]&quot;,&quot;noteIndex&quot;:0},&quot;citationID&quot;:&quot;kuuxfith&quot;,&quot;citationItems&quot;:[{&quot;itemData&quot;:{&quot;publisher-place&quot;:&quot;Boca Raton&quot;,&quot;type&quot;:&quot;book&quot;,&quot;id&quot;:&quot;fullerton_game_2018&quot;,&quot;title&quot;:&quot;Game Design Workshop: A Playcentric Approach to Creating Innovative Games, Fourth Edition&quot;,&quot;source&quot;:&quot;Amazon&quot;,&quot;issued&quot;:{&quot;date-parts&quot;:[[&quot;2018&quot;,8,29]]},&quot;ISBN&quot;:&quot;978-1-138-09877-0&quot;,&quot;event-place&quot;:&quot;Boca Raton&quot;,&quot;number-of-pages&quot;:&quot;556&quot;,&quot;publisher&quot;:&quot;A K Peters/CRC Press&quot;,&quot;language&quot;:&quot;English&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title-short&quot;:&quot;Game Design Workshop&quot;,&quot;author&quot;:[{&quot;given&quot;:&quot;Tracy&quot;,&quot;family&quot;:&quot;Fullerton&quot;}],&quot;edition&quot;:&quot;4 edition&quot;,&quot;citation-key&quot;:&quot;fullerton_game_2018&quot;},&quot;id&quot;:2720,&quot;prefix&quot;:&quot;&quot;,&quot;suffix&quot;:&quot;&quot;,&quot;uris&quot;:[&quot;http://zotero.org/users/1913249/items/RG6SAE4N&quot;],&quot;uri&quot;:[&quot;http://zotero.org/users/1913249/items/RG6SAE4N&quot;]}]} RNDomqjnyxqsd"/>&lt;Do Zotero Refresh: [@fullerton_game_2018]&gt;<text:reference-mark-end text:name="ZOTERO_ITEM CSL_CITATION {&quot;schema&quot;:&quot;https://github.com/citation-style-language/schema/raw/master/csl-citation.json&quot;,&quot;properties&quot;:{&quot;formattedCitation&quot;:&quot;[@fullerton_game_2018]&quot;,&quot;noteIndex&quot;:0},&quot;citationID&quot;:&quot;kuuxfith&quot;,&quot;citationItems&quot;:[{&quot;itemData&quot;:{&quot;publisher-place&quot;:&quot;Boca Raton&quot;,&quot;type&quot;:&quot;book&quot;,&quot;id&quot;:&quot;fullerton_game_2018&quot;,&quot;title&quot;:&quot;Game Design Workshop: A Playcentric Approach to Creating Innovative Games, Fourth Edition&quot;,&quot;source&quot;:&quot;Amazon&quot;,&quot;issued&quot;:{&quot;date-parts&quot;:[[&quot;2018&quot;,8,29]]},&quot;ISBN&quot;:&quot;978-1-138-09877-0&quot;,&quot;event-place&quot;:&quot;Boca Raton&quot;,&quot;number-of-pages&quot;:&quot;556&quot;,&quot;publisher&quot;:&quot;A K Peters/CRC Press&quot;,&quot;language&quot;:&quot;English&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title-short&quot;:&quot;Game Design Workshop&quot;,&quot;author&quot;:[{&quot;given&quot;:&quot;Tracy&quot;,&quot;family&quot;:&quot;Fullerton&quot;}],&quot;edition&quot;:&quot;4 edition&quot;,&quot;citation-key&quot;:&quot;fullerton_game_2018&quot;},&quot;id&quot;:2720,&quot;prefix&quot;:&quot;&quot;,&quot;suffix&quot;:&quot;&quot;,&quot;uris&quot;:[&quot;http://zotero.org/users/1913249/items/RG6SAE4N&quot;],&quot;uri&quot;:[&quot;http://zotero.org/users/1913249/items/RG6SAE4N&quot;]}]} RNDomqjnyxqsd"/></text:p>
      <text:p text:style-name="Text_20_body">In this section, I review data to describe some of the emerging playtesting behaviours of participants in relation to the introduced learning design.</text:p>
      <text:p text:style-name="Text_20_body">Summary of this section on playtesting</text:p>
      <text:list text:style-name="L20">
        <text:list-item>
          <text:p text:style-name="P23">why prioritise it?</text:p>
        </text:list-item>
      </text:list>
      <text:h text:style-name="Heading_20_3" text:outline-level="3"><text:bookmark-start text:name="impact-of-design-on-playtesting-behaviours-recap"/>Impact of Design on playtesting behaviours (RECAP)<text:bookmark-end text:name="impact-of-design-on-playtesting-behaviours-recap"/></text:h>
      <text:p text:style-name="First_20_paragraph">We have already explored how, x in Ch.5 , and y in Ch.6.</text:p>
      <text:p text:style-name="Text_20_body">RECAP HERE</text:p>
      <text:p text:style-name="Text_20_body">Later we look specifically at side missions (drama) &amp; player type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4"><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5"><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26">Molly: We’re finished. <text:s text:c="1"/>Right what’s next? Now I’m an expert pixel? Now I have to figure out how to get it in there, don’t I? Without losing it. I’ll be very upset.</text:p>
      <text:p text:style-name="P27">Sonia: Have you saved it?</text:p>
      <text:p text:style-name="P28">Molly: No I’ve not saved it.</text:p>
      <text:p text:style-name="P29">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formattedCitation&quot;:&quot;[@resnick_mothers_2012; @papert_mindstorms:_1980]&quot;,&quot;noteIndex&quot;:0},&quot;citationID&quot;:&quot;pagduekd&quot;,&quot;citationItems&quot;:[{&quot;itemData&quot;:{&quot;container-title&quot;:&quot;Proceedings of the Constructionism 2012 conference. Athens, Greece&quot;,&quot;type&quot;:&quot;paper-conference&quot;,&quot;author&quot;:[{&quot;given&quot;:&quot;Mitchel&quot;,&quot;family&quot;:&quot;Resnick&quot;}],&quot;URL&quot;:&quot;http://web.media.mit.edu/~mres/papers/mothers-day-warrior-cats.pdf&quot;,&quot;issued&quot;:{&quot;date-parts&quot;:[[&quot;2012&quot;]]},&quot;title&quot;:&quot;Mother’s Day, Warrior Cats, and Digital Fluency: Stories from the Scratch Online Community&quot;,&quot;source&quot;:&quot;Google Scholar&quot;,&quot;accessed&quot;:{&quot;date-parts&quot;:[[&quot;2015&quot;,5,9]]},&quot;title-short&quot;:&quot;Mother’s Day, Warrior Cats, and Digital Fluency&quot;,&quot;id&quot;:&quot;resnick_mothers_2012&quot;,&quot;citation-key&quot;:&quot;resnick_mothers_2012&quot;},&quot;id&quot;:1097,&quot;prefix&quot;:&quot;&quot;,&quot;suffix&quot;:&quot;&quot;,&quot;uris&quot;:[&quot;http://zotero.org/users/1913249/items/IJJERKGX&quot;],&quot;uri&quot;:[&quot;http://zotero.org/users/1913249/items/IJJERKGX&quot;]},{&quot;itemData&quot;:{&quot;call-number&quot;:&quot;QA20.C65 P36 1980&quot;,&quot;type&quot;:&quot;book&quot;,&quot;id&quot;:&quot;papert_mindstorms:_1980&quot;,&quot;issued&quot;:{&quot;date-parts&quot;:[[&quot;1980&quot;]]},&quot;ISBN&quot;:&quot;978-0-465-04627-0&quot;,&quot;event-place&quot;:&quot;New York&quot;,&quot;number-of-pages&quot;:&quot;230&quot;,&quot;publisher&quot;:&quot;Basic Books&quot;,&quot;source&quot;:&quot;Library of Congress ISBN&quot;,&quot;title&quot;:&quot;Mindstorms: children, computers, and powerful ideas&quot;,&quot;title-short&quot;:&quot;Mindstorms&quot;,&quot;publisher-place&quot;:&quot;New York&quot;,&quot;author&quot;:[{&quot;given&quot;:&quot;Seymour&quot;,&quot;family&quot;:&quot;Papert&quot;}],&quot;citation-key&quot;:&quot;papert_mindstorms:_1980&quot;},&quot;id&quot;:1691,&quot;prefix&quot;:&quot;&quot;,&quot;suffix&quot;:&quot;&quot;,&quot;uris&quot;:[&quot;http://zotero.org/users/1913249/items/FAVPGKNU&quot;],&quot;uri&quot;:[&quot;http://zotero.org/users/1913249/items/FAVPGKNU&quot;]}]} RNDczfnvphqnm"/>&lt;Do Zotero Refresh: [@resnick_mothers_2012; @papert_mindstorms:_1980]&gt;<text:reference-mark-end text:name="ZOTERO_ITEM CSL_CITATION {&quot;schema&quot;:&quot;https://github.com/citation-style-language/schema/raw/master/csl-citation.json&quot;,&quot;properties&quot;:{&quot;formattedCitation&quot;:&quot;[@resnick_mothers_2012; @papert_mindstorms:_1980]&quot;,&quot;noteIndex&quot;:0},&quot;citationID&quot;:&quot;pagduekd&quot;,&quot;citationItems&quot;:[{&quot;itemData&quot;:{&quot;container-title&quot;:&quot;Proceedings of the Constructionism 2012 conference. Athens, Greece&quot;,&quot;type&quot;:&quot;paper-conference&quot;,&quot;author&quot;:[{&quot;given&quot;:&quot;Mitchel&quot;,&quot;family&quot;:&quot;Resnick&quot;}],&quot;URL&quot;:&quot;http://web.media.mit.edu/~mres/papers/mothers-day-warrior-cats.pdf&quot;,&quot;issued&quot;:{&quot;date-parts&quot;:[[&quot;2012&quot;]]},&quot;title&quot;:&quot;Mother’s Day, Warrior Cats, and Digital Fluency: Stories from the Scratch Online Community&quot;,&quot;source&quot;:&quot;Google Scholar&quot;,&quot;accessed&quot;:{&quot;date-parts&quot;:[[&quot;2015&quot;,5,9]]},&quot;title-short&quot;:&quot;Mother’s Day, Warrior Cats, and Digital Fluency&quot;,&quot;id&quot;:&quot;resnick_mothers_2012&quot;,&quot;citation-key&quot;:&quot;resnick_mothers_2012&quot;},&quot;id&quot;:1097,&quot;prefix&quot;:&quot;&quot;,&quot;suffix&quot;:&quot;&quot;,&quot;uris&quot;:[&quot;http://zotero.org/users/1913249/items/IJJERKGX&quot;],&quot;uri&quot;:[&quot;http://zotero.org/users/1913249/items/IJJERKGX&quot;]},{&quot;itemData&quot;:{&quot;call-number&quot;:&quot;QA20.C65 P36 1980&quot;,&quot;type&quot;:&quot;book&quot;,&quot;id&quot;:&quot;papert_mindstorms:_1980&quot;,&quot;issued&quot;:{&quot;date-parts&quot;:[[&quot;1980&quot;]]},&quot;ISBN&quot;:&quot;978-0-465-04627-0&quot;,&quot;event-place&quot;:&quot;New York&quot;,&quot;number-of-pages&quot;:&quot;230&quot;,&quot;publisher&quot;:&quot;Basic Books&quot;,&quot;source&quot;:&quot;Library of Congress ISBN&quot;,&quot;title&quot;:&quot;Mindstorms: children, computers, and powerful ideas&quot;,&quot;title-short&quot;:&quot;Mindstorms&quot;,&quot;publisher-place&quot;:&quot;New York&quot;,&quot;author&quot;:[{&quot;given&quot;:&quot;Seymour&quot;,&quot;family&quot;:&quot;Papert&quot;}],&quot;citation-key&quot;:&quot;papert_mindstorms:_1980&quot;},&quot;id&quot;:1691,&quot;prefix&quot;:&quot;&quot;,&quot;suffix&quot;:&quot;&quot;,&quot;uris&quot;:[&quot;http://zotero.org/users/1913249/items/FAVPGKNU&quot;],&quot;uri&quot;:[&quot;http://zotero.org/users/1913249/items/FAVPGKNU&quot;]}]} RNDczfnvphqnm"/>. It also aligns with PBL literature which advocates the personalisation of projects and the value of exploring concepts using home funds of knowledge <text:reference-mark-start text:name="ZOTERO_ITEM CSL_CITATION {&quot;schema&quot;:&quot;https://github.com/citation-style-language/schema/raw/master/csl-citation.json&quot;,&quot;properties&quot;:{&quot;formattedCitation&quot;:&quot;[@moje_maestro_2001]&quot;,&quot;noteIndex&quot;:0},&quot;citationID&quot;:&quot;zhunukxh&quot;,&quot;citationItems&quot;:[{&quot;itemData&quot;:{&quot;license&quot;:&quot;Copyright © 2001 John Wiley &amp; Sons, Inc.&quot;,&quot;id&quot;:&quot;moje_maestro_2001&quot;,&quot;title&quot;:&quot;“Maestro, what is ‘quality’?”: Language, literacy, and discourse in project-based science&quot;,&quot;title-short&quot;:&quot;“Maestro, what is ‘quality’?&quot;,&quot;page&quot;:&quot;469-498&quot;,&quot;citation-key&quot;:&quot;moje_maestro_2001&quot;,&quot;container-title&quot;:&quot;Journal of Research in Science Teaching&quot;,&quot;type&quot;:&quot;article-journal&quot;,&quot;volume&quot;:&quot;38&quot;,&quot;URL&quot;:&quot;http://onlinelibrary.wiley.com/doi/abs/10.1002/tea.1014&quot;,&quot;issued&quot;:{&quot;date-parts&quot;:[[&quot;2001&quot;]]},&quot;source&quot;:&quot;Wiley Online Library&quot;,&quot;accessed&quot;:{&quot;date-parts&quot;:[[&quot;2019&quot;,6,17]]},&quot;language&quot;:&quot;en&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issue&quot;:&quot;4&quot;,&quot;ISSN&quot;:&quot;1098-2736&quot;,&quot;author&quot;:[{&quot;given&quot;:&quot;Elizabeth B.&quot;,&quot;family&quot;:&quot;Moje&quot;},{&quot;given&quot;:&quot;Tehani&quot;,&quot;family&quot;:&quot;Collazo&quot;},{&quot;given&quot;:&quot;Rosario&quot;,&quot;family&quot;:&quot;Carrillo&quot;},{&quot;given&quot;:&quot;Ronald W.&quot;,&quot;family&quot;:&quot;Marx&quot;}],&quot;DOI&quot;:&quot;10.1002/tea.1014&quot;},&quot;id&quot;:3393,&quot;prefix&quot;:&quot;&quot;,&quot;suffix&quot;:&quot;&quot;,&quot;uris&quot;:[&quot;http://zotero.org/users/1913249/items/X5SP9SN9&quot;],&quot;uri&quot;:[&quot;http://zotero.org/users/1913249/items/X5SP9SN9&quot;]}]} RNDjvxbyncerx"/>&lt;Do Zotero Refresh: [@moje_maestro_2001]&gt;<text:reference-mark-end text:name="ZOTERO_ITEM CSL_CITATION {&quot;schema&quot;:&quot;https://github.com/citation-style-language/schema/raw/master/csl-citation.json&quot;,&quot;properties&quot;:{&quot;formattedCitation&quot;:&quot;[@moje_maestro_2001]&quot;,&quot;noteIndex&quot;:0},&quot;citationID&quot;:&quot;zhunukxh&quot;,&quot;citationItems&quot;:[{&quot;itemData&quot;:{&quot;license&quot;:&quot;Copyright © 2001 John Wiley &amp; Sons, Inc.&quot;,&quot;id&quot;:&quot;moje_maestro_2001&quot;,&quot;title&quot;:&quot;“Maestro, what is ‘quality’?”: Language, literacy, and discourse in project-based science&quot;,&quot;title-short&quot;:&quot;“Maestro, what is ‘quality’?&quot;,&quot;page&quot;:&quot;469-498&quot;,&quot;citation-key&quot;:&quot;moje_maestro_2001&quot;,&quot;container-title&quot;:&quot;Journal of Research in Science Teaching&quot;,&quot;type&quot;:&quot;article-journal&quot;,&quot;volume&quot;:&quot;38&quot;,&quot;URL&quot;:&quot;http://onlinelibrary.wiley.com/doi/abs/10.1002/tea.1014&quot;,&quot;issued&quot;:{&quot;date-parts&quot;:[[&quot;2001&quot;]]},&quot;source&quot;:&quot;Wiley Online Library&quot;,&quot;accessed&quot;:{&quot;date-parts&quot;:[[&quot;2019&quot;,6,17]]},&quot;language&quot;:&quot;en&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issue&quot;:&quot;4&quot;,&quot;ISSN&quot;:&quot;1098-2736&quot;,&quot;author&quot;:[{&quot;given&quot;:&quot;Elizabeth B.&quot;,&quot;family&quot;:&quot;Moje&quot;},{&quot;given&quot;:&quot;Tehani&quot;,&quot;family&quot;:&quot;Collazo&quot;},{&quot;given&quot;:&quot;Rosario&quot;,&quot;family&quot;:&quot;Carrillo&quot;},{&quot;given&quot;:&quot;Ronald W.&quot;,&quot;family&quot;:&quot;Marx&quot;}],&quot;DOI&quot;:&quot;10.1002/tea.1014&quot;},&quot;id&quot;:3393,&quot;prefix&quot;:&quot;&quot;,&quot;suffix&quot;:&quot;&quot;,&quot;uris&quot;:[&quot;http://zotero.org/users/1913249/items/X5SP9SN9&quot;],&quot;uri&quot;:[&quot;http://zotero.org/users/1913249/items/X5SP9SN9&quot;]}]} RNDjvxbyncerx"/></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formattedCitation&quot;:&quot;[@gabler2005prototype]&quot;,&quot;noteIndex&quot;:0},&quot;citationID&quot;:&quot;jbalbgzx&quot;,&quot;citationItems&quot;:[{&quot;itemData&quot;:{&quot;container-title&quot;:&quot;Gamasutra, October&quot;,&quot;type&quot;:&quot;article-journal&quot;,&quot;author&quot;:[{&quot;given&quot;:&quot;Kyle&quot;,&quot;family&quot;:&quot;Gabler&quot;},{&quot;given&quot;:&quot;Kyle&quot;,&quot;family&quot;:&quot;Gray&quot;},{&quot;given&quot;:&quot;S&quot;,&quot;family&quot;:&quot;Shodhan&quot;},{&quot;given&quot;:&quot;Matt&quot;,&quot;family&quot;:&quot;Kucic&quot;}],&quot;volume&quot;:&quot;26&quot;,&quot;id&quot;:&quot;gabler2005prototype&quot;,&quot;issued&quot;:{&quot;date-parts&quot;:[[&quot;2005&quot;]]},&quot;title&quot;:&quot;How to prototype a game in under 7 days&quot;,&quot;citation-key&quot;:&quot;gabler2005prototype&quot;},&quot;id&quot;:8847,&quot;prefix&quot;:&quot;&quot;,&quot;suffix&quot;:&quot;&quot;,&quot;uris&quot;:[&quot;http://zotero.org/users/1913249/items/S9CUYZL4&quot;],&quot;uri&quot;:[&quot;http://zotero.org/users/1913249/items/S9CUYZL4&quot;]}]} RNDwgojtnrnbl"/>&lt;Do Zotero Refresh: [@gabler2005prototype]&gt;<text:reference-mark-end text:name="ZOTERO_ITEM CSL_CITATION {&quot;schema&quot;:&quot;https://github.com/citation-style-language/schema/raw/master/csl-citation.json&quot;,&quot;properties&quot;:{&quot;formattedCitation&quot;:&quot;[@gabler2005prototype]&quot;,&quot;noteIndex&quot;:0},&quot;citationID&quot;:&quot;jbalbgzx&quot;,&quot;citationItems&quot;:[{&quot;itemData&quot;:{&quot;container-title&quot;:&quot;Gamasutra, October&quot;,&quot;type&quot;:&quot;article-journal&quot;,&quot;author&quot;:[{&quot;given&quot;:&quot;Kyle&quot;,&quot;family&quot;:&quot;Gabler&quot;},{&quot;given&quot;:&quot;Kyle&quot;,&quot;family&quot;:&quot;Gray&quot;},{&quot;given&quot;:&quot;S&quot;,&quot;family&quot;:&quot;Shodhan&quot;},{&quot;given&quot;:&quot;Matt&quot;,&quot;family&quot;:&quot;Kucic&quot;}],&quot;volume&quot;:&quot;26&quot;,&quot;id&quot;:&quot;gabler2005prototype&quot;,&quot;issued&quot;:{&quot;date-parts&quot;:[[&quot;2005&quot;]]},&quot;title&quot;:&quot;How to prototype a game in under 7 days&quot;,&quot;citation-key&quot;:&quot;gabler2005prototype&quot;},&quot;id&quot;:8847,&quot;prefix&quot;:&quot;&quot;,&quot;suffix&quot;:&quot;&quot;,&quot;uris&quot;:[&quot;http://zotero.org/users/1913249/items/S9CUYZL4&quot;],&quot;uri&quot;:[&quot;http://zotero.org/users/1913249/items/S9CUYZL4&quot;]}]} RNDwgojtnrnbl"/>. HOW TO EXTEND?</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30">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schema&quot;:&quot;https://github.com/citation-style-language/schema/raw/master/csl-citation.json&quot;,&quot;properties&quot;:{&quot;formattedCitation&quot;:&quot;[@rogoff_cultural_2003]&quot;,&quot;noteIndex&quot;:0},&quot;citationID&quot;:&quot;yyshtqjr&quot;,&quot;citationItems&quot;:[{&quot;itemData&quot;:{&quot;call-number&quot;:&quot;HM686 .R64 2003&quot;,&quot;type&quot;:&quot;book&quot;,&quot;id&quot;:&quot;rogoff_cultural_2003&quot;,&quot;issued&quot;:{&quot;date-parts&quot;:[[&quot;2003&quot;]]},&quot;ISBN&quot;:&quot;978-0-19-513133-8&quot;,&quot;event-place&quot;:&quot;Oxford [UK] ;a New York&quot;,&quot;number-of-pages&quot;:&quot;434&quot;,&quot;publisher&quot;:&quot;Oxford University Press&quot;,&quot;language&quot;:&quot;en&quot;,&quot;title&quot;:&quot;The cultural nature of human development&quot;,&quot;source&quot;:&quot;Library of Congress ISBN&quot;,&quot;publisher-place&quot;:&quot;Oxford [UK] ;a New York&quot;,&quot;author&quot;:[{&quot;given&quot;:&quot;Barbara&quot;,&quot;family&quot;:&quot;Rogoff&quot;}],&quot;citation-key&quot;:&quot;rogoff_cultural_2003&quot;},&quot;id&quot;:3023,&quot;prefix&quot;:&quot;&quot;,&quot;suffix&quot;:&quot;&quot;,&quot;uris&quot;:[&quot;http://zotero.org/users/1913249/items/MPJ5DJQJ&quot;],&quot;uri&quot;:[&quot;http://zotero.org/users/1913249/items/MPJ5DJQJ&quot;]}]} RNDelwvifxjry"/>&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D&quot;:&quot;yyshtqjr&quot;,&quot;citationItems&quot;:[{&quot;itemData&quot;:{&quot;call-number&quot;:&quot;HM686 .R64 2003&quot;,&quot;type&quot;:&quot;book&quot;,&quot;id&quot;:&quot;rogoff_cultural_2003&quot;,&quot;issued&quot;:{&quot;date-parts&quot;:[[&quot;2003&quot;]]},&quot;ISBN&quot;:&quot;978-0-19-513133-8&quot;,&quot;event-place&quot;:&quot;Oxford [UK] ;a New York&quot;,&quot;number-of-pages&quot;:&quot;434&quot;,&quot;publisher&quot;:&quot;Oxford University Press&quot;,&quot;language&quot;:&quot;en&quot;,&quot;title&quot;:&quot;The cultural nature of human development&quot;,&quot;source&quot;:&quot;Library of Congress ISBN&quot;,&quot;publisher-place&quot;:&quot;Oxford [UK] ;a New York&quot;,&quot;author&quot;:[{&quot;given&quot;:&quot;Barbara&quot;,&quot;family&quot;:&quot;Rogoff&quot;}],&quot;citation-key&quot;:&quot;rogoff_cultural_2003&quot;},&quot;id&quot;:3023,&quot;prefix&quot;:&quot;&quot;,&quot;suffix&quot;:&quot;&quot;,&quot;uris&quot;:[&quot;http://zotero.org/users/1913249/items/MPJ5DJQJ&quot;],&quot;uri&quot;:[&quot;http://zotero.org/users/1913249/items/MPJ5DJQJ&quot;]}]} RNDelwvifxjry"/>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y-prioritise-local-playtesting-rather-than-participation-with-a-wider-online-community---and-how-are-they-different-in-character-perhaps-drop-if-not-needed-or-keep-really-short.-and-merge-up."/>Why prioritise local playtesting rather than participation with a wider online community - and how are they different in character? PERHAPS DROP IF NOT NEEDED OR KEEP REALLY SHORT. AND MERGE UP.<text:bookmark-end text:name="why-prioritise-local-playtesting-rather-than-participation-with-a-wider-online-community---and-how-are-they-different-in-character-perhaps-drop-if-not-needed-or-keep-really-short.-and-merge-up."/></text:h>
      <text:p text:style-name="First_20_paragraph">While a lot of other research has focused on community as an online phenomenon, in this research that aspect has not been explored.</text:p>
      <text:p text:style-name="Text_20_body">This section explores my decision to prioritise local playtesting rather than participation with a wider online community as well as how are they different in character.</text:p>
      <text:p text:style-name="Text_20_body">One reason was practical, a suitable online community pitched at children or even at novices was not apparent using the chosen tools set.</text:p>
      <text:p text:style-name="Text_20_body">The advantages of this decision is that interactions play out off the screen, the limited games available increase community interaction, as participants drew only from a small pool of locally created games.</text:p>
      <text:p text:style-name="Text_20_body">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formattedCitation&quot;:&quot;[@sutton-smith_ambiguity_2001]&quot;,&quot;noteIndex&quot;:0},&quot;citationID&quot;:&quot;prwlykvr&quot;,&quot;citationItems&quot;:[{&quot;itemData&quot;:{&quot;type&quot;:&quot;book&quot;,&quot;id&quot;:&quot;sutton-smith_ambiguity_2001&quot;,&quot;title&quot;:&quot;The Ambiguity of Play&quot;,&quot;source&quot;:&quot;Amazon&quot;,&quot;issued&quot;:{&quot;date-parts&quot;:[[&quot;2001&quot;,5,8]]},&quot;ISBN&quot;:&quot;978-0-674-00581-5&quot;,&quot;event-place&quot;:&quot;Cambridge, Mass.&quot;,&quot;number-of-pages&quot;:&quot;288&quot;,&quot;publisher&quot;:&quot;Harvard University Press&quot;,&quot;language&quot;:&quot;Englis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author&quot;:[{&quot;given&quot;:&quot;Brian&quot;,&quot;family&quot;:&quot;Sutton-smith&quot;}],&quot;edition&quot;:&quot;New Ed edition&quot;,&quot;citation-key&quot;:&quot;sutton-smith_ambiguity_2001&quot;},&quot;id&quot;:1389,&quot;prefix&quot;:&quot;&quot;,&quot;suffix&quot;:&quot;&quot;,&quot;uris&quot;:[&quot;http://zotero.org/users/1913249/items/JUMNM23B&quot;],&quot;uri&quot;:[&quot;http://zotero.org/users/1913249/items/JUMNM23B&quot;]}]} RNDxmfyxdwqlq"/>&lt;Do Zotero Refresh: [@sutton-smith_ambiguity_2001]&gt;<text:reference-mark-end text:name="ZOTERO_ITEM CSL_CITATION {&quot;schema&quot;:&quot;https://github.com/citation-style-language/schema/raw/master/csl-citation.json&quot;,&quot;properties&quot;:{&quot;formattedCitation&quot;:&quot;[@sutton-smith_ambiguity_2001]&quot;,&quot;noteIndex&quot;:0},&quot;citationID&quot;:&quot;prwlykvr&quot;,&quot;citationItems&quot;:[{&quot;itemData&quot;:{&quot;type&quot;:&quot;book&quot;,&quot;id&quot;:&quot;sutton-smith_ambiguity_2001&quot;,&quot;title&quot;:&quot;The Ambiguity of Play&quot;,&quot;source&quot;:&quot;Amazon&quot;,&quot;issued&quot;:{&quot;date-parts&quot;:[[&quot;2001&quot;,5,8]]},&quot;ISBN&quot;:&quot;978-0-674-00581-5&quot;,&quot;event-place&quot;:&quot;Cambridge, Mass.&quot;,&quot;number-of-pages&quot;:&quot;288&quot;,&quot;publisher&quot;:&quot;Harvard University Press&quot;,&quot;language&quot;:&quot;Englis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author&quot;:[{&quot;given&quot;:&quot;Brian&quot;,&quot;family&quot;:&quot;Sutton-smith&quot;}],&quot;edition&quot;:&quot;New Ed edition&quot;,&quot;citation-key&quot;:&quot;sutton-smith_ambiguity_2001&quot;},&quot;id&quot;:1389,&quot;prefix&quot;:&quot;&quot;,&quot;suffix&quot;:&quot;&quot;,&quot;uris&quot;:[&quot;http://zotero.org/users/1913249/items/JUMNM23B&quot;],&quot;uri&quot;:[&quot;http://zotero.org/users/1913249/items/JUMNM23B&quot;]}]} RNDxmfyxdwqlq"/>.</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Text_20_body">Begin discussion with reference to <text:reference-mark-start text:name="ZOTERO_ITEM CSL_CITATION {&quot;schema&quot;:&quot;https://github.com/citation-style-language/schema/raw/master/csl-citation.json&quot;,&quot;properties&quot;:{&quot;formattedCitation&quot;:&quot;[@gutierrez_cultural_2003]&quot;,&quot;noteIndex&quot;:0},&quot;citationID&quot;:&quot;huhlfeho&quot;,&quot;citationItems&quot;:[{&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suffix&quot;:&quot;&quot;,&quot;uris&quot;:[&quot;http://zotero.org/users/1913249/items/BW6F6HY6&quot;],&quot;uri&quot;:[&quot;http://zotero.org/users/1913249/items/BW6F6HY6&quot;]}]} RNDkexcdmtzyr"/>&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D&quot;:&quot;huhlfeho&quot;,&quot;citationItems&quot;:[{&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suffix&quot;:&quot;&quot;,&quot;uris&quot;:[&quot;http://zotero.org/users/1913249/items/BW6F6HY6&quot;],&quot;uri&quot;:[&quot;http://zotero.org/users/1913249/items/BW6F6HY6&quot;]}]} RNDkexcdmtzyr"/>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schema&quot;:&quot;https://github.com/citation-style-language/schema/raw/master/csl-citation.json&quot;,&quot;properties&quot;:{&quot;formattedCitation&quot;:&quot;[-@gutierrez_cultural_2003, p.20]&quot;,&quot;noteIndex&quot;:0},&quot;citationID&quot;:&quot;jtjhgpgd&quot;,&quot;citationItems&quot;:[{&quot;suppress-author&quot;:true,&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locator&quot;:&quot;20&quot;,&quot;uri&quot;:[&quot;http://zotero.org/users/1913249/items/BW6F6HY6&quot;],&quot;uris&quot;:[&quot;http://zotero.org/users/1913249/items/BW6F6HY6&quot;]}]} RNDtduetbybne"/>&lt;Do Zotero Refresh: [-@gutierrez_cultural_2003, p.20]&gt;<text:reference-mark-end text:name="ZOTERO_ITEM CSL_CITATION {&quot;schema&quot;:&quot;https://github.com/citation-style-language/schema/raw/master/csl-citation.json&quot;,&quot;properties&quot;:{&quot;formattedCitation&quot;:&quot;[-@gutierrez_cultural_2003, p.20]&quot;,&quot;noteIndex&quot;:0},&quot;citationID&quot;:&quot;jtjhgpgd&quot;,&quot;citationItems&quot;:[{&quot;suppress-author&quot;:true,&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locator&quot;:&quot;20&quot;,&quot;uri&quot;:[&quot;http://zotero.org/users/1913249/items/BW6F6HY6&quot;],&quot;uris&quot;:[&quot;http://zotero.org/users/1913249/items/BW6F6HY6&quot;]}]} RNDtduetbybne"/> , that the process of co-constructing understanding and communication about learning styles can “support the changing nature of participation and the forms of assistance provided in joint activit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2" text:outline-level="2"><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outlines additional video and observational evidence on community and social activity which contributes to the research area on project and design approaches to learning coding. This section outlines and analyses potential useful practices which I characterise as <text:span text:style-name="T2">flexible design practices</text:span> used a counterpoint to a potentially more prescriptive interpretation of design thinking stages.</text:p>
      <text:p text:style-name="Text_20_body">This characterisation can be seen in some of the entries of the previous chapter which outlined x, y and z. The use of GDPs here can be seen to be quite flexisble</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ext:span text:style-name="T1">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formattedCitation&quot;:&quot;[@resnick_all_2007, p. 2]&quot;,&quot;noteIndex&quot;:0},&quot;citationID&quot;:&quot;gutrzqtc&quot;,&quot;citationItems&quot;:[{&quot;locator&quot;:&quot; 2&quot;,&quot;itemData&quot;:{&quot;container-title&quot;:&quot;Proceedings of the 6th ACM SIGCHI conference on Creativity &amp; cognition&quot;,&quot;type&quot;:&quot;paper-conference&quot;,&quot;author&quot;:[{&quot;given&quot;:&quot;Mitchel&quot;,&quot;family&quot;:&quot;Resnick&quot;}],&quot;URL&quot;:&quot;http://dl.acm.org/citation.cfm?id=1254961&quot;,&quot;issued&quot;:{&quot;date-parts&quot;:[[&quot;2007&quot;]]},&quot;title&quot;:&quot;All I really need to know (about creative thinking) I learned (by studying how children learn) in kindergarten&quot;,&quot;source&quot;:&quot;Google Scholar&quot;,&quot;publisher&quot;:&quot;ACM&quot;,&quot;accessed&quot;:{&quot;date-parts&quot;:[[&quot;2017&quot;,3,14]]},&quot;page&quot;:&quot;1–6&quot;,&quot;id&quot;:&quot;resnick_all_2007&quot;,&quot;citation-key&quot;:&quot;resnick_all_2007&quot;},&quot;id&quot;:1624,&quot;prefix&quot;:&quot;&quot;,&quot;uris&quot;:[&quot;http://zotero.org/users/1913249/items/7KQUK5RV&quot;],&quot;uri&quot;:[&quot;http://zotero.org/users/1913249/items/7KQUK5RV&quot;]}]} RNDdncbflvotb"/>&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D&quot;:&quot;gutrzqtc&quot;,&quot;citationItems&quot;:[{&quot;locator&quot;:&quot; 2&quot;,&quot;itemData&quot;:{&quot;container-title&quot;:&quot;Proceedings of the 6th ACM SIGCHI conference on Creativity &amp; cognition&quot;,&quot;type&quot;:&quot;paper-conference&quot;,&quot;author&quot;:[{&quot;given&quot;:&quot;Mitchel&quot;,&quot;family&quot;:&quot;Resnick&quot;}],&quot;URL&quot;:&quot;http://dl.acm.org/citation.cfm?id=1254961&quot;,&quot;issued&quot;:{&quot;date-parts&quot;:[[&quot;2007&quot;]]},&quot;title&quot;:&quot;All I really need to know (about creative thinking) I learned (by studying how children learn) in kindergarten&quot;,&quot;source&quot;:&quot;Google Scholar&quot;,&quot;publisher&quot;:&quot;ACM&quot;,&quot;accessed&quot;:{&quot;date-parts&quot;:[[&quot;2017&quot;,3,14]]},&quot;page&quot;:&quot;1–6&quot;,&quot;id&quot;:&quot;resnick_all_2007&quot;,&quot;citation-key&quot;:&quot;resnick_all_2007&quot;},&quot;id&quot;:1624,&quot;prefix&quot;:&quot;&quot;,&quot;uris&quot;:[&quot;http://zotero.org/users/1913249/items/7KQUK5RV&quot;],&quot;uri&quot;:[&quot;http://zotero.org/users/1913249/items/7KQUK5RV&quot;]}]} RNDdncbflvotb"/>.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formattedCitation&quot;:&quot;[@kuby_rhizomatic_2016]&quot;,&quot;noteIndex&quot;:0},&quot;citationID&quot;:&quot;ezfxdzbw&quot;,&quot;citationItems&quot;:[{&quot;itemData&quot;:{&quot;container-title&quot;:&quot;Reclaiming Early Childhood Literacies&quot;,&quot;type&quot;:&quot;chapter&quot;,&quot;author&quot;:[{&quot;given&quot;:&quot;Candace R.&quot;,&quot;family&quot;:&quot;Kuby&quot;}],&quot;issued&quot;:{&quot;date-parts&quot;:[[&quot;2016&quot;]]},&quot;ISBN&quot;:&quot;978-1-315-67196-3&quot;,&quot;number-of-pages&quot;:&quot;10&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short&quot;:&quot;Rhizomatic Possibilities for Writing Processes&quot;,&quot;title&quot;:&quot;Rhizomatic Possibilities for Writing Processes: Fluid Structures and Components&quot;,&quot;id&quot;:&quot;kuby_rhizomatic_2016&quot;,&quot;citation-key&quot;:&quot;kuby_rhizomatic_2016&quot;},&quot;id&quot;:8761,&quot;prefix&quot;:&quot;&quot;,&quot;suffix&quot;:&quot;&quot;,&quot;uris&quot;:[&quot;http://zotero.org/users/1913249/items/68NMW3G2&quot;],&quot;uri&quot;:[&quot;http://zotero.org/users/1913249/items/68NMW3G2&quot;]}]} RNDbaxpeekxvj"/>&lt;Do Zotero Refresh: [@kuby_rhizomatic_2016]&gt;<text:reference-mark-end text:name="ZOTERO_ITEM CSL_CITATION {&quot;schema&quot;:&quot;https://github.com/citation-style-language/schema/raw/master/csl-citation.json&quot;,&quot;properties&quot;:{&quot;formattedCitation&quot;:&quot;[@kuby_rhizomatic_2016]&quot;,&quot;noteIndex&quot;:0},&quot;citationID&quot;:&quot;ezfxdzbw&quot;,&quot;citationItems&quot;:[{&quot;itemData&quot;:{&quot;container-title&quot;:&quot;Reclaiming Early Childhood Literacies&quot;,&quot;type&quot;:&quot;chapter&quot;,&quot;author&quot;:[{&quot;given&quot;:&quot;Candace R.&quot;,&quot;family&quot;:&quot;Kuby&quot;}],&quot;issued&quot;:{&quot;date-parts&quot;:[[&quot;2016&quot;]]},&quot;ISBN&quot;:&quot;978-1-315-67196-3&quot;,&quot;number-of-pages&quot;:&quot;10&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short&quot;:&quot;Rhizomatic Possibilities for Writing Processes&quot;,&quot;title&quot;:&quot;Rhizomatic Possibilities for Writing Processes: Fluid Structures and Components&quot;,&quot;id&quot;:&quot;kuby_rhizomatic_2016&quot;,&quot;citation-key&quot;:&quot;kuby_rhizomatic_2016&quot;},&quot;id&quot;:8761,&quot;prefix&quot;:&quot;&quot;,&quot;suffix&quot;:&quot;&quot;,&quot;uris&quot;:[&quot;http://zotero.org/users/1913249/items/68NMW3G2&quot;],&quot;uri&quot;:[&quot;http://zotero.org/users/1913249/items/68NMW3G2&quot;]}]} RNDbaxpeekxvj"/></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formattedCitation&quot;:&quot;[@resnick_all_2007, p. 2]&quot;,&quot;noteIndex&quot;:0},&quot;citationID&quot;:&quot;oplrcnth&quot;,&quot;citationItems&quot;:[{&quot;locator&quot;:&quot; 2&quot;,&quot;itemData&quot;:{&quot;container-title&quot;:&quot;Proceedings of the 6th ACM SIGCHI conference on Creativity &amp; cognition&quot;,&quot;type&quot;:&quot;paper-conference&quot;,&quot;author&quot;:[{&quot;given&quot;:&quot;Mitchel&quot;,&quot;family&quot;:&quot;Resnick&quot;}],&quot;URL&quot;:&quot;http://dl.acm.org/citation.cfm?id=1254961&quot;,&quot;issued&quot;:{&quot;date-parts&quot;:[[&quot;2007&quot;]]},&quot;title&quot;:&quot;All I really need to know (about creative thinking) I learned (by studying how children learn) in kindergarten&quot;,&quot;source&quot;:&quot;Google Scholar&quot;,&quot;publisher&quot;:&quot;ACM&quot;,&quot;accessed&quot;:{&quot;date-parts&quot;:[[&quot;2017&quot;,3,14]]},&quot;page&quot;:&quot;1–6&quot;,&quot;id&quot;:&quot;resnick_all_2007&quot;,&quot;citation-key&quot;:&quot;resnick_all_2007&quot;},&quot;id&quot;:1624,&quot;prefix&quot;:&quot;&quot;,&quot;uris&quot;:[&quot;http://zotero.org/users/1913249/items/7KQUK5RV&quot;],&quot;uri&quot;:[&quot;http://zotero.org/users/1913249/items/7KQUK5RV&quot;]}]} RNDzpwtqatvyw"/>&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D&quot;:&quot;oplrcnth&quot;,&quot;citationItems&quot;:[{&quot;locator&quot;:&quot; 2&quot;,&quot;itemData&quot;:{&quot;container-title&quot;:&quot;Proceedings of the 6th ACM SIGCHI conference on Creativity &amp; cognition&quot;,&quot;type&quot;:&quot;paper-conference&quot;,&quot;author&quot;:[{&quot;given&quot;:&quot;Mitchel&quot;,&quot;family&quot;:&quot;Resnick&quot;}],&quot;URL&quot;:&quot;http://dl.acm.org/citation.cfm?id=1254961&quot;,&quot;issued&quot;:{&quot;date-parts&quot;:[[&quot;2007&quot;]]},&quot;title&quot;:&quot;All I really need to know (about creative thinking) I learned (by studying how children learn) in kindergarten&quot;,&quot;source&quot;:&quot;Google Scholar&quot;,&quot;publisher&quot;:&quot;ACM&quot;,&quot;accessed&quot;:{&quot;date-parts&quot;:[[&quot;2017&quot;,3,14]]},&quot;page&quot;:&quot;1–6&quot;,&quot;id&quot;:&quot;resnick_all_2007&quot;,&quot;citation-key&quot;:&quot;resnick_all_2007&quot;},&quot;id&quot;:1624,&quot;prefix&quot;:&quot;&quot;,&quot;uris&quot;:[&quot;http://zotero.org/users/1913249/items/7KQUK5RV&quot;],&quot;uri&quot;:[&quot;http://zotero.org/users/1913249/items/7KQUK5RV&quot;]}]} RNDzpwtqatvyw"/>.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table-column table:style-name="Table1.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1">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formattedCitation&quot;:&quot;[@goddard_playful_2014]&quot;,&quot;noteIndex&quot;:0},&quot;citationID&quot;:&quot;vztxzrme&quot;,&quot;citationItems&quot;:[{&quot;itemData&quot;:{&quot;type&quot;:&quot;paper-conference&quot;,&quot;author&quot;:[{&quot;given&quot;:&quot;William&quot;,&quot;family&quot;:&quot;Goddard&quot;},{&quot;given&quot;:&quot;Richard&quot;,&quot;family&quot;:&quot;Byrne&quot;},{&quot;given&quot;:&quot;Florian 'Floyd'&quot;,&quot;family&quot;:&quot;Mueller&quot;}],&quot;publisher&quot;:&quot;ACM Press&quot;,&quot;URL&quot;:&quot;http://dl.acm.org/citation.cfm?doid=2677758.2677778&quot;,&quot;issued&quot;:{&quot;date-parts&quot;:[[&quot;2014&quot;]]},&quot;ISBN&quot;:&quot;978-1-4503-2790-9&quot;,&quot;source&quot;:&quot;CrossRef&quot;,&quot;title&quot;:&quot;Playful Game Jams: Guidelines for Designed Outcomes&quot;,&quot;accessed&quot;:{&quot;date-parts&quot;:[[&quot;2017&quot;,10,30]]},&quot;language&quot;:&quot;en&quot;,&quot;DOI&quot;:&quot;10.1145/2677758.2677778&quot;,&quot;title-short&quot;:&quot;Playful Game Jams&quot;,&quot;page&quot;:&quot;1-10&quot;,&quot;id&quot;:&quot;goddard_playful_2014&quot;,&quot;citation-key&quot;:&quot;goddard_playful_2014&quot;},&quot;id&quot;:1672,&quot;prefix&quot;:&quot;&quot;,&quot;suffix&quot;:&quot;&quot;,&quot;uris&quot;:[&quot;http://zotero.org/users/1913249/items/K73FBC2G&quot;],&quot;uri&quot;:[&quot;http://zotero.org/users/1913249/items/K73FBC2G&quot;]}]} RNDvxcqgqfsii"/>&lt;Do Zotero Refresh: [@goddard_playful_2014]&gt;<text:reference-mark-end text:name="ZOTERO_ITEM CSL_CITATION {&quot;schema&quot;:&quot;https://github.com/citation-style-language/schema/raw/master/csl-citation.json&quot;,&quot;properties&quot;:{&quot;formattedCitation&quot;:&quot;[@goddard_playful_2014]&quot;,&quot;noteIndex&quot;:0},&quot;citationID&quot;:&quot;vztxzrme&quot;,&quot;citationItems&quot;:[{&quot;itemData&quot;:{&quot;type&quot;:&quot;paper-conference&quot;,&quot;author&quot;:[{&quot;given&quot;:&quot;William&quot;,&quot;family&quot;:&quot;Goddard&quot;},{&quot;given&quot;:&quot;Richard&quot;,&quot;family&quot;:&quot;Byrne&quot;},{&quot;given&quot;:&quot;Florian 'Floyd'&quot;,&quot;family&quot;:&quot;Mueller&quot;}],&quot;publisher&quot;:&quot;ACM Press&quot;,&quot;URL&quot;:&quot;http://dl.acm.org/citation.cfm?doid=2677758.2677778&quot;,&quot;issued&quot;:{&quot;date-parts&quot;:[[&quot;2014&quot;]]},&quot;ISBN&quot;:&quot;978-1-4503-2790-9&quot;,&quot;source&quot;:&quot;CrossRef&quot;,&quot;title&quot;:&quot;Playful Game Jams: Guidelines for Designed Outcomes&quot;,&quot;accessed&quot;:{&quot;date-parts&quot;:[[&quot;2017&quot;,10,30]]},&quot;language&quot;:&quot;en&quot;,&quot;DOI&quot;:&quot;10.1145/2677758.2677778&quot;,&quot;title-short&quot;:&quot;Playful Game Jams&quot;,&quot;page&quot;:&quot;1-10&quot;,&quot;id&quot;:&quot;goddard_playful_2014&quot;,&quot;citation-key&quot;:&quot;goddard_playful_2014&quot;},&quot;id&quot;:1672,&quot;prefix&quot;:&quot;&quot;,&quot;suffix&quot;:&quot;&quot;,&quot;uris&quot;:[&quot;http://zotero.org/users/1913249/items/K73FBC2G&quot;],&quot;uri&quot;:[&quot;http://zotero.org/users/1913249/items/K73FBC2G&quot;]}]} RNDvxcqgqfsii"/>.</text:p>
      <text:p text:style-name="Text_20_body">Other relevant perspectives include rhizomatic design approaches <text:reference-mark-start text:name="ZOTERO_ITEM CSL_CITATION {&quot;schema&quot;:&quot;https://github.com/citation-style-language/schema/raw/master/csl-citation.json&quot;,&quot;properties&quot;:{&quot;formattedCitation&quot;:&quot;[@de_freitas_classroom_2012]&quot;,&quot;noteIndex&quot;:0},&quot;citationID&quot;:&quot;gbqfqnzh&quot;,&quot;citationItems&quot;:[{&quot;itemData&quot;:{&quot;id&quot;:&quot;de_freitas_classroom_2012&quot;,&quot;title&quot;:&quot;The Classroom as Rhizome: New Strategies for Diagramming Knotted Interactions&quot;,&quot;title-short&quot;:&quot;The Classroom as Rhizome&quot;,&quot;page&quot;:&quot;557-570&quot;,&quot;citation-key&quot;:&quot;de_freitas_classroom_2012&quot;,&quot;container-title&quot;:&quot;Qualitative Inquiry&quot;,&quot;type&quot;:&quot;article-journal&quot;,&quot;volume&quot;:&quot;18&quot;,&quot;URL&quot;:&quot;http://qix.sagepub.com/cgi/doi/10.1177/1077800412450155&quot;,&quot;issued&quot;:{&quot;date-parts&quot;:[[&quot;2012&quot;,9,1]]},&quot;source&quot;:&quot;CrossRef&quot;,&quot;accessed&quot;:{&quot;date-parts&quot;:[[&quot;2016&quot;,8,9]]},&quot;language&quot;:&quot;en&quot;,&quot;DOI&quot;:&quot;10.1177/1077800412450155&quot;,&quot;issue&quot;:&quot;7&quot;,&quot;ISSN&quot;:&quot;1077-8004, 1552-7565&quot;,&quot;author&quot;:[{&quot;given&quot;:&quot;E.&quot;,&quot;non-dropping-particle&quot;:&quot;de&quot;,&quot;family&quot;:&quot;Freitas&quot;}]},&quot;id&quot;:1278,&quot;prefix&quot;:&quot;&quot;,&quot;suffix&quot;:&quot;&quot;,&quot;uris&quot;:[&quot;http://zotero.org/users/1913249/items/WA5J48KV&quot;],&quot;uri&quot;:[&quot;http://zotero.org/users/1913249/items/WA5J48KV&quot;]}]} RNDoscmpyliwl"/>&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D&quot;:&quot;gbqfqnzh&quot;,&quot;citationItems&quot;:[{&quot;itemData&quot;:{&quot;id&quot;:&quot;de_freitas_classroom_2012&quot;,&quot;title&quot;:&quot;The Classroom as Rhizome: New Strategies for Diagramming Knotted Interactions&quot;,&quot;title-short&quot;:&quot;The Classroom as Rhizome&quot;,&quot;page&quot;:&quot;557-570&quot;,&quot;citation-key&quot;:&quot;de_freitas_classroom_2012&quot;,&quot;container-title&quot;:&quot;Qualitative Inquiry&quot;,&quot;type&quot;:&quot;article-journal&quot;,&quot;volume&quot;:&quot;18&quot;,&quot;URL&quot;:&quot;http://qix.sagepub.com/cgi/doi/10.1177/1077800412450155&quot;,&quot;issued&quot;:{&quot;date-parts&quot;:[[&quot;2012&quot;,9,1]]},&quot;source&quot;:&quot;CrossRef&quot;,&quot;accessed&quot;:{&quot;date-parts&quot;:[[&quot;2016&quot;,8,9]]},&quot;language&quot;:&quot;en&quot;,&quot;DOI&quot;:&quot;10.1177/1077800412450155&quot;,&quot;issue&quot;:&quot;7&quot;,&quot;ISSN&quot;:&quot;1077-8004, 1552-7565&quot;,&quot;author&quot;:[{&quot;given&quot;:&quot;E.&quot;,&quot;non-dropping-particle&quot;:&quot;de&quot;,&quot;family&quot;:&quot;Freitas&quot;}]},&quot;id&quot;:1278,&quot;prefix&quot;:&quot;&quot;,&quot;suffix&quot;:&quot;&quot;,&quot;uris&quot;:[&quot;http://zotero.org/users/1913249/items/WA5J48KV&quot;],&quot;uri&quot;:[&quot;http://zotero.org/users/1913249/items/WA5J48KV&quot;]}]} RNDoscmpyliwl"/>. Research exists on the promise of rhizomatic approaches design thinking in creative educational programmes <text:reference-mark-start text:name="ZOTERO_ITEM CSL_CITATION {&quot;schema&quot;:&quot;https://github.com/citation-style-language/schema/raw/master/csl-citation.json&quot;,&quot;properties&quot;:{&quot;formattedCitation&quot;:&quot;[@biffi_chasing_2017-1]&quot;,&quot;noteIndex&quot;:0},&quot;citationID&quot;:&quot;aipvgrmm&quot;,&quot;citationItems&quot;:[{&quot;itemData&quot;:{&quot;id&quot;:&quot;biffi_chasing_2017-1&quot;,&quot;title&quot;:&quot;Chasing innovation: a pilot case study of a rhizomatic design thinking education program&quot;,&quot;container-title-short&quot;:&quot;ET&quot;,&quot;title-short&quot;:&quot;Chasing innovation&quot;,&quot;page&quot;:&quot;957-977&quot;,&quot;citation-key&quot;:&quot;biffi_chasing_2017-1&quot;,&quot;ISSN&quot;:&quot;0040-0912&quot;,&quot;type&quot;:&quot;article-journal&quot;,&quot;volume&quot;:&quot;59&quot;,&quot;URL&quot;:&quot;https://www.emerald.com/insight/content/doi/10.1108/ET-01-2016-0007/full/html&quot;,&quot;issued&quot;:{&quot;date-parts&quot;:[[&quot;2017&quot;,10,9]]},&quot;source&quot;:&quot;DOI.org (Crossref)&quot;,&quot;accessed&quot;:{&quot;date-parts&quot;:[[&quot;2023&quot;,2,2]]},&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quot;:&quot;9&quot;,&quot;container-title&quot;:&quot;Education + Training&quot;,&quot;author&quot;:[{&quot;given&quot;:&quot;Alfredo&quot;,&quot;family&quot;:&quot;Biffi&quot;},{&quot;given&quot;:&quot;Rita&quot;,&quot;family&quot;:&quot;Bissola&quot;},{&quot;given&quot;:&quot;Barbara&quot;,&quot;family&quot;:&quot;Imperatori&quot;}],&quot;DOI&quot;:&quot;10.1108/ET-01-2016-0007&quot;},&quot;id&quot;:3728,&quot;prefix&quot;:&quot;&quot;,&quot;suffix&quot;:&quot;&quot;,&quot;uris&quot;:[&quot;http://zotero.org/users/1913249/items/922HA3Y2&quot;],&quot;uri&quot;:[&quot;http://zotero.org/users/1913249/items/922HA3Y2&quot;]}]} RNDhseqbksrqj"/>&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D&quot;:&quot;aipvgrmm&quot;,&quot;citationItems&quot;:[{&quot;itemData&quot;:{&quot;id&quot;:&quot;biffi_chasing_2017-1&quot;,&quot;title&quot;:&quot;Chasing innovation: a pilot case study of a rhizomatic design thinking education program&quot;,&quot;container-title-short&quot;:&quot;ET&quot;,&quot;title-short&quot;:&quot;Chasing innovation&quot;,&quot;page&quot;:&quot;957-977&quot;,&quot;citation-key&quot;:&quot;biffi_chasing_2017-1&quot;,&quot;ISSN&quot;:&quot;0040-0912&quot;,&quot;type&quot;:&quot;article-journal&quot;,&quot;volume&quot;:&quot;59&quot;,&quot;URL&quot;:&quot;https://www.emerald.com/insight/content/doi/10.1108/ET-01-2016-0007/full/html&quot;,&quot;issued&quot;:{&quot;date-parts&quot;:[[&quot;2017&quot;,10,9]]},&quot;source&quot;:&quot;DOI.org (Crossref)&quot;,&quot;accessed&quot;:{&quot;date-parts&quot;:[[&quot;2023&quot;,2,2]]},&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quot;:&quot;9&quot;,&quot;container-title&quot;:&quot;Education + Training&quot;,&quot;author&quot;:[{&quot;given&quot;:&quot;Alfredo&quot;,&quot;family&quot;:&quot;Biffi&quot;},{&quot;given&quot;:&quot;Rita&quot;,&quot;family&quot;:&quot;Bissola&quot;},{&quot;given&quot;:&quot;Barbara&quot;,&quot;family&quot;:&quot;Imperatori&quot;}],&quot;DOI&quot;:&quot;10.1108/ET-01-2016-0007&quot;},&quot;id&quot;:3728,&quot;prefix&quot;:&quot;&quot;,&quot;suffix&quot;:&quot;&quot;,&quot;uris&quot;:[&quot;http://zotero.org/users/1913249/items/922HA3Y2&quot;],&quot;uri&quot;:[&quot;http://zotero.org/users/1913249/items/922HA3Y2&quot;]}]} RNDhseqbksrqj"/>.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formattedCitation&quot;:&quot;[@biffi_chasing_2017-1, p. 972]&quot;,&quot;noteIndex&quot;:0},&quot;citationID&quot;:&quot;epqsitfx&quot;,&quot;citationItems&quot;:[{&quot;locator&quot;:&quot; 972&quot;,&quot;itemData&quot;:{&quot;id&quot;:&quot;biffi_chasing_2017-1&quot;,&quot;title&quot;:&quot;Chasing innovation: a pilot case study of a rhizomatic design thinking education program&quot;,&quot;container-title-short&quot;:&quot;ET&quot;,&quot;title-short&quot;:&quot;Chasing innovation&quot;,&quot;page&quot;:&quot;957-977&quot;,&quot;citation-key&quot;:&quot;biffi_chasing_2017-1&quot;,&quot;ISSN&quot;:&quot;0040-0912&quot;,&quot;type&quot;:&quot;article-journal&quot;,&quot;volume&quot;:&quot;59&quot;,&quot;URL&quot;:&quot;https://www.emerald.com/insight/content/doi/10.1108/ET-01-2016-0007/full/html&quot;,&quot;issued&quot;:{&quot;date-parts&quot;:[[&quot;2017&quot;,10,9]]},&quot;source&quot;:&quot;DOI.org (Crossref)&quot;,&quot;accessed&quot;:{&quot;date-parts&quot;:[[&quot;2023&quot;,2,2]]},&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quot;:&quot;9&quot;,&quot;container-title&quot;:&quot;Education + Training&quot;,&quot;author&quot;:[{&quot;given&quot;:&quot;Alfredo&quot;,&quot;family&quot;:&quot;Biffi&quot;},{&quot;given&quot;:&quot;Rita&quot;,&quot;family&quot;:&quot;Bissola&quot;},{&quot;given&quot;:&quot;Barbara&quot;,&quot;family&quot;:&quot;Imperatori&quot;}],&quot;DOI&quot;:&quot;10.1108/ET-01-2016-0007&quot;},&quot;id&quot;:3728,&quot;prefix&quot;:&quot;&quot;,&quot;uris&quot;:[&quot;http://zotero.org/users/1913249/items/922HA3Y2&quot;],&quot;uri&quot;:[&quot;http://zotero.org/users/1913249/items/922HA3Y2&quot;]}]} RNDrqgncgwrcc"/>&lt;Do Zotero Refresh: [@biffi_chasing_2017-1, p. 972]&gt;<text:reference-mark-end text:name="ZOTERO_ITEM CSL_CITATION {&quot;schema&quot;:&quot;https://github.com/citation-style-language/schema/raw/master/csl-citation.json&quot;,&quot;properties&quot;:{&quot;formattedCitation&quot;:&quot;[@biffi_chasing_2017-1, p. 972]&quot;,&quot;noteIndex&quot;:0},&quot;citationID&quot;:&quot;epqsitfx&quot;,&quot;citationItems&quot;:[{&quot;locator&quot;:&quot; 972&quot;,&quot;itemData&quot;:{&quot;id&quot;:&quot;biffi_chasing_2017-1&quot;,&quot;title&quot;:&quot;Chasing innovation: a pilot case study of a rhizomatic design thinking education program&quot;,&quot;container-title-short&quot;:&quot;ET&quot;,&quot;title-short&quot;:&quot;Chasing innovation&quot;,&quot;page&quot;:&quot;957-977&quot;,&quot;citation-key&quot;:&quot;biffi_chasing_2017-1&quot;,&quot;ISSN&quot;:&quot;0040-0912&quot;,&quot;type&quot;:&quot;article-journal&quot;,&quot;volume&quot;:&quot;59&quot;,&quot;URL&quot;:&quot;https://www.emerald.com/insight/content/doi/10.1108/ET-01-2016-0007/full/html&quot;,&quot;issued&quot;:{&quot;date-parts&quot;:[[&quot;2017&quot;,10,9]]},&quot;source&quot;:&quot;DOI.org (Crossref)&quot;,&quot;accessed&quot;:{&quot;date-parts&quot;:[[&quot;2023&quot;,2,2]]},&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quot;:&quot;9&quot;,&quot;container-title&quot;:&quot;Education + Training&quot;,&quot;author&quot;:[{&quot;given&quot;:&quot;Alfredo&quot;,&quot;family&quot;:&quot;Biffi&quot;},{&quot;given&quot;:&quot;Rita&quot;,&quot;family&quot;:&quot;Bissola&quot;},{&quot;given&quot;:&quot;Barbara&quot;,&quot;family&quot;:&quot;Imperatori&quot;}],&quot;DOI&quot;:&quot;10.1108/ET-01-2016-0007&quot;},&quot;id&quot;:3728,&quot;prefix&quot;:&quot;&quot;,&quot;uris&quot;:[&quot;http://zotero.org/users/1913249/items/922HA3Y2&quot;],&quot;uri&quot;:[&quot;http://zotero.org/users/1913249/items/922HA3Y2&quot;]}]} RNDrqgncgwrcc"/>,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formattedCitation&quot;:&quot;[@aurava_game_2021]&quot;,&quot;noteIndex&quot;:0},&quot;citationID&quot;:&quot;joprhuhi&quot;,&quot;citationItems&quot;:[{&quot;itemData&quot;:{&quot;container-title&quot;:&quot;International Journal of Child-Computer Interaction&quot;,&quot;type&quot;:&quot;article-journal&quot;,&quot;author&quot;:[{&quot;given&quot;:&quot;Riikka&quot;,&quot;family&quot;:&quot;Aurava&quot;},{&quot;given&quot;:&quot;Mikko&quot;,&quot;family&quot;:&quot;Meriläinen&quot;},{&quot;given&quot;:&quot;Ville&quot;,&quot;family&quot;:&quot;Kankainen&quot;},{&quot;given&quot;:&quot;Jaakko&quot;,&quot;family&quot;:&quot;Stenros&quot;}],&quot;volume&quot;:&quot;28&quot;,&quot;URL&quot;:&quot;https://www.sciencedirect.com/science/article/pii/S2212868921000192&quot;,&quot;issued&quot;:{&quot;date-parts&quot;:[[&quot;2021&quot;,6,1]]},&quot;title&quot;:&quot;Game jams in general formal education&quot;,&quot;source&quot;:&quot;ScienceDirect&quot;,&quot;id&quot;:&quot;aurava_game_2021&quot;,&quot;accessed&quot;:{&quot;date-parts&quot;:[[&quot;2023&quot;,9,17]]},&quot;container-title-short&quot;:&quot;International Journal of Child-Computer Interaction&quot;,&quot;DOI&quot;:&quot;10.1016/j.ijcci.2021.100274&quot;,&quot;ISSN&quot;:&quot;2212-8689&quot;,&quot;page&quot;:&quot;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itation-key&quot;:&quot;aurava_game_2021&quot;},&quot;id&quot;:8920,&quot;prefix&quot;:&quot;&quot;,&quot;suffix&quot;:&quot;&quot;,&quot;uris&quot;:[&quot;http://zotero.org/users/1913249/items/6BQ7BIPC&quot;],&quot;uri&quot;:[&quot;http://zotero.org/users/1913249/items/6BQ7BIPC&quot;]}]} RNDezavielyxt"/>&lt;Do Zotero Refresh: [@aurava_game_2021]&gt;<text:reference-mark-end text:name="ZOTERO_ITEM CSL_CITATION {&quot;schema&quot;:&quot;https://github.com/citation-style-language/schema/raw/master/csl-citation.json&quot;,&quot;properties&quot;:{&quot;formattedCitation&quot;:&quot;[@aurava_game_2021]&quot;,&quot;noteIndex&quot;:0},&quot;citationID&quot;:&quot;joprhuhi&quot;,&quot;citationItems&quot;:[{&quot;itemData&quot;:{&quot;container-title&quot;:&quot;International Journal of Child-Computer Interaction&quot;,&quot;type&quot;:&quot;article-journal&quot;,&quot;author&quot;:[{&quot;given&quot;:&quot;Riikka&quot;,&quot;family&quot;:&quot;Aurava&quot;},{&quot;given&quot;:&quot;Mikko&quot;,&quot;family&quot;:&quot;Meriläinen&quot;},{&quot;given&quot;:&quot;Ville&quot;,&quot;family&quot;:&quot;Kankainen&quot;},{&quot;given&quot;:&quot;Jaakko&quot;,&quot;family&quot;:&quot;Stenros&quot;}],&quot;volume&quot;:&quot;28&quot;,&quot;URL&quot;:&quot;https://www.sciencedirect.com/science/article/pii/S2212868921000192&quot;,&quot;issued&quot;:{&quot;date-parts&quot;:[[&quot;2021&quot;,6,1]]},&quot;title&quot;:&quot;Game jams in general formal education&quot;,&quot;source&quot;:&quot;ScienceDirect&quot;,&quot;id&quot;:&quot;aurava_game_2021&quot;,&quot;accessed&quot;:{&quot;date-parts&quot;:[[&quot;2023&quot;,9,17]]},&quot;container-title-short&quot;:&quot;International Journal of Child-Computer Interaction&quot;,&quot;DOI&quot;:&quot;10.1016/j.ijcci.2021.100274&quot;,&quot;ISSN&quot;:&quot;2212-8689&quot;,&quot;page&quot;:&quot;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itation-key&quot;:&quot;aurava_game_2021&quot;},&quot;id&quot;:8920,&quot;prefix&quot;:&quot;&quot;,&quot;suffix&quot;:&quot;&quot;,&quot;uris&quot;:[&quot;http://zotero.org/users/1913249/items/6BQ7BIPC&quot;],&quot;uri&quot;:[&quot;http://zotero.org/users/1913249/items/6BQ7BIPC&quot;]}]} RNDezavielyxt"/>,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schema&quot;:&quot;https://github.com/citation-style-language/schema/raw/master/csl-citation.json&quot;,&quot;properties&quot;:{&quot;formattedCitation&quot;:&quot;[@gutierrez_cultural_2003]&quot;,&quot;noteIndex&quot;:0},&quot;citationID&quot;:&quot;sdrjuyxw&quot;,&quot;citationItems&quot;:[{&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suffix&quot;:&quot;&quot;,&quot;uris&quot;:[&quot;http://zotero.org/users/1913249/items/BW6F6HY6&quot;],&quot;uri&quot;:[&quot;http://zotero.org/users/1913249/items/BW6F6HY6&quot;]}]} RNDfuohxxwmoe"/>&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D&quot;:&quot;sdrjuyxw&quot;,&quot;citationItems&quot;:[{&quot;itemData&quot;:{&quot;license&quot;:&quot;http://journals.sagepub.com/page/policies/text-and-data-mining-license&quot;,&quot;id&quot;:&quot;gutierrez_cultural_2003&quot;,&quot;title&quot;:&quot;Cultural Ways of Learning: Individual Traits or Repertoires of Practice&quot;,&quot;container-title-short&quot;:&quot;Educational Researcher&quot;,&quot;title-short&quot;:&quot;Cultural Ways of Learning&quot;,&quot;page&quot;:&quot;19-25&quot;,&quot;citation-key&quot;:&quot;gutierrez_cultural_2003&quot;,&quot;ISSN&quot;:&quot;0013-189X, 1935-102X&quot;,&quot;type&quot;:&quot;article-journal&quot;,&quot;volume&quot;:&quot;32&quot;,&quot;URL&quot;:&quot;http://journals.sagepub.com/doi/10.3102/0013189X032005019&quot;,&quot;issued&quot;:{&quot;date-parts&quot;:[[&quot;2003&quot;,6]]},&quot;source&quot;:&quot;DOI.org (Crossref)&quot;,&quot;accessed&quot;:{&quot;date-parts&quot;:[[&quot;2024&quot;,9,8]]},&quot;language&quot;:&quot;en&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container-title&quot;:&quot;Educational Researcher&quot;,&quot;author&quot;:[{&quot;given&quot;:&quot;Kris D.&quot;,&quot;family&quot;:&quot;Gutiérrez&quot;},{&quot;given&quot;:&quot;Barbara&quot;,&quot;family&quot;:&quot;Rogoff&quot;}],&quot;DOI&quot;:&quot;10.3102/0013189X032005019&quot;},&quot;id&quot;:9830,&quot;prefix&quot;:&quot;&quot;,&quot;suffix&quot;:&quot;&quot;,&quot;uris&quot;:[&quot;http://zotero.org/users/1913249/items/BW6F6HY6&quot;],&quot;uri&quot;:[&quot;http://zotero.org/users/1913249/items/BW6F6HY6&quot;]}]} RNDfuohxxwmoe"/></text:p>
      <text:h text:style-name="Heading_20_2" text:outline-level="2"><text:bookmark-start text:name="discussion-of-three-dimension-of-agency-using-a-metaphorical-approach"/>Discussion of three dimension of agency using a metaphorical approach<text:bookmark-end text:name="discussion-of-three-dimension-of-agency-using-a-metaphorical-approach"/></text:h>
      <text:p text:style-name="First_20_paragraph">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3" text:outline-level="3"><text:bookmark-start text:name="justifying-the-use-of-metaphors-in-these-findings"/>Justifying the use of Metaphors in these FINDINGS<text:bookmark-end text:name="justifying-the-use-of-metaphors-in-these-findings"/></text:h>
      <text:p text:style-name="First_20_paragraph">A mixed readership for this research is hoped for as relevant to pracitioners and some of the break down of agency is quite academic in tone and potentialy opaque.</text:p>
      <text:p text:style-name="Text_20_body">There is a good tradition of metaphors in this space with Papert’s low thresholds, high ceilings and wide walls concept. INSERT IN LR, PERHAPS IN TRANSITION FROM MICROWORLDS TO SCRATCH AND DESIGN BUILD TEST GAME MAKING.</text:p>
      <text:p text:style-name="Text_20_body">Metaphors are another vehicle to explore concepts, and different means of representation are a valid from of inclusive communication [UDL link]</text:p>
      <text:h text:style-name="Heading_20_3" text:outline-level="3"><text:bookmark-start text:name="the-use-of-concepts-of-mediation-and-dual-stimulation-in-this-exploration-of-the-development-of-agency"/>The use of concepts of mediation and dual stimulation in this exploration of the development of agency<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schema&quot;:&quot;https://github.com/citation-style-language/schema/raw/master/csl-citation.json&quot;,&quot;properties&quot;:{&quot;formattedCitation&quot;:&quot;[@matusov_mapping_2016]&quot;,&quot;noteIndex&quot;:0},&quot;citationID&quot;:&quot;hwmmwmhe&quot;,&quot;citationItems&quot;:[{&quot;itemData&quot;:{&quot;id&quot;:&quot;matusov_mapping_2016&quot;,&quot;title&quot;:&quot;Mapping Concepts of Agency in Educational Contexts&quot;,&quot;container-title-short&quot;:&quot;Integr. psych. behav.&quot;,&quot;page&quot;:&quot;420-446&quot;,&quot;citation-key&quot;:&quot;matusov_mapping_2016&quot;,&quot;ISSN&quot;:&quot;1936-3567&quot;,&quot;type&quot;:&quot;article-journal&quot;,&quot;volume&quot;:&quot;50&quot;,&quot;URL&quot;:&quot;https://doi.org/10.1007/s12124-015-9336-0&quot;,&quot;issued&quot;:{&quot;date-parts&quot;:[[&quot;2016&quot;,9,1]]},&quot;source&quot;:&quot;Springer Link&quot;,&quot;accessed&quot;:{&quot;date-parts&quot;:[[&quot;2023&quot;,6,19]]},&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DOI&quot;:&quot;10.1007/s12124-015-9336-0&quot;},&quot;id&quot;:8819,&quot;prefix&quot;:&quot;&quot;,&quot;suffix&quot;:&quot;&quot;,&quot;uris&quot;:[&quot;http://zotero.org/users/1913249/items/ZU33LZ9E&quot;],&quot;uri&quot;:[&quot;http://zotero.org/users/1913249/items/ZU33LZ9E&quot;]}]} RNDrsdpmvsefm"/>&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D&quot;:&quot;hwmmwmhe&quot;,&quot;citationItems&quot;:[{&quot;itemData&quot;:{&quot;id&quot;:&quot;matusov_mapping_2016&quot;,&quot;title&quot;:&quot;Mapping Concepts of Agency in Educational Contexts&quot;,&quot;container-title-short&quot;:&quot;Integr. psych. behav.&quot;,&quot;page&quot;:&quot;420-446&quot;,&quot;citation-key&quot;:&quot;matusov_mapping_2016&quot;,&quot;ISSN&quot;:&quot;1936-3567&quot;,&quot;type&quot;:&quot;article-journal&quot;,&quot;volume&quot;:&quot;50&quot;,&quot;URL&quot;:&quot;https://doi.org/10.1007/s12124-015-9336-0&quot;,&quot;issued&quot;:{&quot;date-parts&quot;:[[&quot;2016&quot;,9,1]]},&quot;source&quot;:&quot;Springer Link&quot;,&quot;accessed&quot;:{&quot;date-parts&quot;:[[&quot;2023&quot;,6,19]]},&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DOI&quot;:&quot;10.1007/s12124-015-9336-0&quot;},&quot;id&quot;:8819,&quot;prefix&quot;:&quot;&quot;,&quot;suffix&quot;:&quot;&quot;,&quot;uris&quot;:[&quot;http://zotero.org/users/1913249/items/ZU33LZ9E&quot;],&quot;uri&quot;:[&quot;http://zotero.org/users/1913249/items/ZU33LZ9E&quot;]}]} RNDrsdpmvsefm"/>. (See methodology chapter).</text:p>
      <text:p text:style-name="Text_20_body">This section explores these conceptions using the core AT concepts of mediation and dual stimulation explored in Chapter 3 to illuminate pedagogical development related to the interaction of designed and emergent tools and processes, shedding light on dimensions of participant agency.</text:p>
      <text:p text:style-name="Text_20_body">To summarise similarities and distinctions between mediation and double stimulation we can say X &amp; Y.</text:p>
      <text:p text:style-name="Text_20_body">SHIFT SOME OF THE BELOW TO THE THEORETICAL FRAMEWORK CHAPTER.</text:p>
      <text:p text:style-name="Text_20_body">RECAP KEY ELEMENTS FROM CHAPTER 3. LIke:</text:p>
      <text:list text:style-name="L21">
        <text:list-item>
          <text:p text:style-name="P31">THE DIFFERENCE BETWEEN TOOLS AS MEDIATING TOOLS AND DOUBLE STIMULATION.</text:p>
        </text:list-item>
        <text:list-item>
          <text:p text:style-name="P31">primary and secondary tools / stimulation</text:p>
        </text:list-item>
        <text:list-item>
          <text:p text:style-name="P31">that there are many possible stimuli in a modern environment (find source )</text:p>
        </text:list-item>
      </text:list>
      <text:h text:style-name="Heading_20_3" text:outline-level="3"><text:bookmark-start text:name="affordances-as-points-on-a-climbing-wall-to-support-understandings-of-instrumental-agency"/>Affordances as points on a climbing wall to support understandings of instrumental agency<text:bookmark-end text:name="affordances-as-points-on-a-climbing-wall-to-support-understandings-of-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properties&quot;:{&quot;formattedCitation&quot;:&quot;[@matusov_mapping_2016, p. 433]&quot;,&quot;noteIndex&quot;:0},&quot;citationID&quot;:&quot;ddjiyxqv&quot;,&quot;citationItems&quot;:[{&quot;locator&quot;:&quot; 433&quot;,&quot;itemData&quot;:{&quot;id&quot;:&quot;matusov_mapping_2016&quot;,&quot;title&quot;:&quot;Mapping Concepts of Agency in Educational Contexts&quot;,&quot;container-title-short&quot;:&quot;Integr. psych. behav.&quot;,&quot;page&quot;:&quot;420-446&quot;,&quot;citation-key&quot;:&quot;matusov_mapping_2016&quot;,&quot;ISSN&quot;:&quot;1936-3567&quot;,&quot;type&quot;:&quot;article-journal&quot;,&quot;volume&quot;:&quot;50&quot;,&quot;URL&quot;:&quot;https://doi.org/10.1007/s12124-015-9336-0&quot;,&quot;issued&quot;:{&quot;date-parts&quot;:[[&quot;2016&quot;,9,1]]},&quot;source&quot;:&quot;Springer Link&quot;,&quot;accessed&quot;:{&quot;date-parts&quot;:[[&quot;2023&quot;,6,19]]},&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DOI&quot;:&quot;10.1007/s12124-015-9336-0&quot;},&quot;id&quot;:8819,&quot;prefix&quot;:&quot;&quot;,&quot;uris&quot;:[&quot;http://zotero.org/users/1913249/items/ZU33LZ9E&quot;],&quot;uri&quot;:[&quot;http://zotero.org/users/1913249/items/ZU33LZ9E&quot;]}]} RNDvmikrpgdbc"/>&lt;Do Zotero Refresh: [@matusov_mapping_2016, p. 433]&gt;<text:reference-mark-end text:name="ZOTERO_ITEM CSL_CITATION {&quot;schema&quot;:&quot;https://github.com/citation-style-language/schema/raw/master/csl-citation.json&quot;,&quot;properties&quot;:{&quot;formattedCitation&quot;:&quot;[@matusov_mapping_2016, p. 433]&quot;,&quot;noteIndex&quot;:0},&quot;citationID&quot;:&quot;ddjiyxqv&quot;,&quot;citationItems&quot;:[{&quot;locator&quot;:&quot; 433&quot;,&quot;itemData&quot;:{&quot;id&quot;:&quot;matusov_mapping_2016&quot;,&quot;title&quot;:&quot;Mapping Concepts of Agency in Educational Contexts&quot;,&quot;container-title-short&quot;:&quot;Integr. psych. behav.&quot;,&quot;page&quot;:&quot;420-446&quot;,&quot;citation-key&quot;:&quot;matusov_mapping_2016&quot;,&quot;ISSN&quot;:&quot;1936-3567&quot;,&quot;type&quot;:&quot;article-journal&quot;,&quot;volume&quot;:&quot;50&quot;,&quot;URL&quot;:&quot;https://doi.org/10.1007/s12124-015-9336-0&quot;,&quot;issued&quot;:{&quot;date-parts&quot;:[[&quot;2016&quot;,9,1]]},&quot;source&quot;:&quot;Springer Link&quot;,&quot;accessed&quot;:{&quot;date-parts&quot;:[[&quot;2023&quot;,6,19]]},&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DOI&quot;:&quot;10.1007/s12124-015-9336-0&quot;},&quot;id&quot;:8819,&quot;prefix&quot;:&quot;&quot;,&quot;uris&quot;:[&quot;http://zotero.org/users/1913249/items/ZU33LZ9E&quot;],&quot;uri&quot;:[&quot;http://zotero.org/users/1913249/items/ZU33LZ9E&quot;]}]} RNDvmikrpgdbc"/>. But may remove authro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MOVE MUCH OF THIS TO THE AFFORDENCES SECTION ABOVE IF SUITABLE - THEN MOVE SOME ELEMENTS OF DUAL STIMULATION TO THAT SECTION ON AFFORDENCES.</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 these tensions in more depth, CAN THIS JUST BE A SUMMARY OF PREVIOUS CHAPTERS QUICKLY EXPRESSED? TABLE? BEFORE MOVING INTO METAPHOR SECTION?</text:p>
      <text:p text:style-name="Text_20_body">In particular the intersection of authenticity in tool use and participant agency. DOES THIS HAPPEN? - IF SO WHERE</text:p>
      <text:p text:style-name="Text_20_body">WHERE IS THIS CLARIFIED? WHY IS IT IMPORTANT?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DOES SOME OF THIS LIVE IN CHAPTER 5 IN THE DESIGN NARRATIVE?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 CHAPT 5</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 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properties&quot;:{&quot;formattedCitation&quot;:&quot;[@pogue_user_2017]&quot;,&quot;noteIndex&quot;:0},&quot;citationID&quot;:&quot;qjhiclyp&quot;,&quot;citationItems&quot;:[{&quot;itemData&quot;:{&quot;container-title&quot;:&quot;Scientific American&quot;,&quot;type&quot;:&quot;article-magazine&quot;,&quot;author&quot;:[{&quot;given&quot;:&quot;David&quot;,&quot;family&quot;:&quot;Pogue&quot;}],&quot;URL&quot;:&quot;https://www.scientificamerican.com/article/user-manuals-are-mostly-gone-mdash-which-is-both-good-and-bad/&quot;,&quot;issued&quot;:{&quot;date-parts&quot;:[[&quot;2017&quot;,4,1]]},&quot;title&quot;:&quot;User Manuals Are Mostly Gone--Which Is Both Good and Bad&quot;,&quot;accessed&quot;:{&quot;date-parts&quot;:[[&quot;2024&quot;,1,19]]},&quot;language&quot;:&quot;en&quot;,&quot;abstract&quot;:&quot;Google happened, and something important was lost&quot;,&quot;id&quot;:&quot;pogue_user_2017&quot;,&quot;citation-key&quot;:&quot;pogue_user_2017&quot;},&quot;id&quot;:9233,&quot;prefix&quot;:&quot;&quot;,&quot;suffix&quot;:&quot;&quot;,&quot;uris&quot;:[&quot;http://zotero.org/users/1913249/items/GNPB4GNI&quot;],&quot;uri&quot;:[&quot;http://zotero.org/users/1913249/items/GNPB4GNI&quot;]}]} RNDgrtmewqnfo"/>&lt;Do Zotero Refresh: [@pogue_user_2017]&gt;<text:reference-mark-end text:name="ZOTERO_ITEM CSL_CITATION {&quot;schema&quot;:&quot;https://github.com/citation-style-language/schema/raw/master/csl-citation.json&quot;,&quot;properties&quot;:{&quot;formattedCitation&quot;:&quot;[@pogue_user_2017]&quot;,&quot;noteIndex&quot;:0},&quot;citationID&quot;:&quot;qjhiclyp&quot;,&quot;citationItems&quot;:[{&quot;itemData&quot;:{&quot;container-title&quot;:&quot;Scientific American&quot;,&quot;type&quot;:&quot;article-magazine&quot;,&quot;author&quot;:[{&quot;given&quot;:&quot;David&quot;,&quot;family&quot;:&quot;Pogue&quot;}],&quot;URL&quot;:&quot;https://www.scientificamerican.com/article/user-manuals-are-mostly-gone-mdash-which-is-both-good-and-bad/&quot;,&quot;issued&quot;:{&quot;date-parts&quot;:[[&quot;2017&quot;,4,1]]},&quot;title&quot;:&quot;User Manuals Are Mostly Gone--Which Is Both Good and Bad&quot;,&quot;accessed&quot;:{&quot;date-parts&quot;:[[&quot;2024&quot;,1,19]]},&quot;language&quot;:&quot;en&quot;,&quot;abstract&quot;:&quot;Google happened, and something important was lost&quot;,&quot;id&quot;:&quot;pogue_user_2017&quot;,&quot;citation-key&quot;:&quot;pogue_user_2017&quot;},&quot;id&quot;:9233,&quot;prefix&quot;:&quot;&quot;,&quot;suffix&quot;:&quot;&quot;,&quot;uris&quot;:[&quot;http://zotero.org/users/1913249/items/GNPB4GNI&quot;],&quot;uri&quot;:[&quot;http://zotero.org/users/1913249/items/GNPB4GNI&quot;]}]} RNDgrtmewqnfo"/>. CH 5.</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of processes in P1 authorial agency, if repeated this process of careful alignment would represent instrumental agency. DROP?</text:p>
      <text:p text:style-name="Text_20_body">Other affordances of the design would encourage greater authorial (and relational agency), for example those designed to build user’s sense of belonging in the game making community.</text:p>
      <text:p text:style-name="Text_20_body">MOVE - NOT ALIGHED TO THIS SECTION - Integrate research on engendering authorial and 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D&quot;:&quot;lvkgisqz&quot;,&quot;citationItems&quot;:[{&quot;itemData&quot;:{&quot;container-title&quot;:&quot;Building activity theory in practice: Toward the next generation&quot;,&quot;type&quot;:&quot;article-journal&quot;,&quot;id&quot;:&quot;engestrom2006development&quot;,&quot;issued&quot;:{&quot;date-parts&quot;:[[&quot;2006&quot;]]},&quot;title&quot;:&quot;Development, movement and agency: Breaking away into mycorrhizae activities&quot;,&quot;volume&quot;:&quot;1&quot;,&quot;page&quot;:&quot;1–43&quot;,&quot;author&quot;:[{&quot;given&quot;:&quot;Yrjö&quot;,&quot;family&quot;:&quot;Engeström&quot;}],&quot;citation-key&quot;:&quot;engestrom2006development&quot;},&quot;id&quot;:9119,&quot;prefix&quot;:&quot;&quot;,&quot;suffix&quot;:&quot;&quot;,&quot;uris&quot;:[&quot;http://zotero.org/users/1913249/items/UIKDSI5X&quot;],&quot;uri&quot;:[&quot;http://zotero.org/users/1913249/items/UIKDSI5X&quot;]},{&quot;itemData&quot;:{&quot;ISSN&quot;:&quot;1363-9080&quot;,&quot;type&quot;:&quot;article-journal&quot;,&quot;author&quot;:[{&quot;given&quot;:&quot;Arja&quot;,&quot;family&quot;:&quot;Haapasaari&quot;},{&quot;given&quot;:&quot;Yrjö&quot;,&quot;family&quot;:&quot;Engeström&quot;},{&quot;given&quot;:&quot;Hannele&quot;,&quot;family&quot;:&quot;Kerosuo&quot;}],&quot;volume&quot;:&quot;29&quot;,&quot;URL&quot;:&quot;https://doi.org/10.1080/13639080.2014.900168&quot;,&quot;issued&quot;:{&quot;date-parts&quot;:[[&quot;2016&quot;,2,17]]},&quot;title&quot;:&quot;The emergence of learners’ transformative agency in a Change Laboratory intervention&quot;,&quot;source&quot;:&quot;Taylor and Francis+NEJM&quot;,&quot;id&quot;:&quot;haapasaari_emergence_2016&quot;,&quot;accessed&quot;:{&quot;date-parts&quot;:[[&quot;2019&quot;,7,3]]},&quot;container-title&quot;:&quot;Journal of Education and Work&quot;,&quot;DOI&quot;:&quot;10.1080/13639080.2014.900168&quot;,&quot;issue&quot;:&quot;2&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d&quot;:3370,&quot;prefix&quot;:&quot;&quot;,&quot;suffix&quot;:&quot;&quot;,&quot;uris&quot;:[&quot;http://zotero.org/users/1913249/items/Q38UQIIH&quot;],&quot;uri&quot;:[&quot;http://zotero.org/users/1913249/items/Q38UQIIH&quot;]},{&quot;itemData&quot;:{&quot;id&quot;:&quot;sannino_formative_2016&quot;,&quot;title&quot;:&quot;Formative Interventions for Expansive Learning and Transformative Agency&quot;,&quot;page&quot;:&quot;599-633&quot;,&quot;citation-key&quot;:&quot;sannino_formative_2016&quot;,&quot;container-title&quot;:&quot;Journal of the Learning Sciences&quot;,&quot;type&quot;:&quot;article-journal&quot;,&quot;volume&quot;:&quot;25&quot;,&quot;URL&quot;:&quot;https://www.tandfonline.com/doi/full/10.1080/10508406.2016.1204547&quot;,&quot;issued&quot;:{&quot;date-parts&quot;:[[&quot;2016&quot;,10]]},&quot;source&quot;:&quot;Crossref&quot;,&quot;accessed&quot;:{&quot;date-parts&quot;:[[&quot;2019&quot;,3,21]]},&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ISSN&quot;:&quot;1050-8406, 1532-7809&quot;,&quot;author&quot;:[{&quot;given&quot;:&quot;Annalisa&quot;,&quot;family&quot;:&quot;Sannino&quot;},{&quot;given&quot;:&quot;Yrjö&quot;,&quot;family&quot;:&quot;Engeström&quot;},{&quot;given&quot;:&quot;Monica&quot;,&quot;family&quot;:&quot;Lemos&quot;}],&quot;DOI&quot;:&quot;10.1080/10508406.2016.1204547&quot;},&quot;id&quot;:3015,&quot;prefix&quot;:&quot;&quot;,&quot;suffix&quot;:&quot;&quot;,&quot;uris&quot;:[&quot;http://zotero.org/users/1913249/items/TB35W5A6&quot;],&quot;uri&quot;:[&quot;http://zotero.org/users/1913249/items/TB35W5A6&quot;]}]} RNDixdkauuhcw"/>&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D&quot;:&quot;lvkgisqz&quot;,&quot;citationItems&quot;:[{&quot;itemData&quot;:{&quot;container-title&quot;:&quot;Building activity theory in practice: Toward the next generation&quot;,&quot;type&quot;:&quot;article-journal&quot;,&quot;id&quot;:&quot;engestrom2006development&quot;,&quot;issued&quot;:{&quot;date-parts&quot;:[[&quot;2006&quot;]]},&quot;title&quot;:&quot;Development, movement and agency: Breaking away into mycorrhizae activities&quot;,&quot;volume&quot;:&quot;1&quot;,&quot;page&quot;:&quot;1–43&quot;,&quot;author&quot;:[{&quot;given&quot;:&quot;Yrjö&quot;,&quot;family&quot;:&quot;Engeström&quot;}],&quot;citation-key&quot;:&quot;engestrom2006development&quot;},&quot;id&quot;:9119,&quot;prefix&quot;:&quot;&quot;,&quot;suffix&quot;:&quot;&quot;,&quot;uris&quot;:[&quot;http://zotero.org/users/1913249/items/UIKDSI5X&quot;],&quot;uri&quot;:[&quot;http://zotero.org/users/1913249/items/UIKDSI5X&quot;]},{&quot;itemData&quot;:{&quot;ISSN&quot;:&quot;1363-9080&quot;,&quot;type&quot;:&quot;article-journal&quot;,&quot;author&quot;:[{&quot;given&quot;:&quot;Arja&quot;,&quot;family&quot;:&quot;Haapasaari&quot;},{&quot;given&quot;:&quot;Yrjö&quot;,&quot;family&quot;:&quot;Engeström&quot;},{&quot;given&quot;:&quot;Hannele&quot;,&quot;family&quot;:&quot;Kerosuo&quot;}],&quot;volume&quot;:&quot;29&quot;,&quot;URL&quot;:&quot;https://doi.org/10.1080/13639080.2014.900168&quot;,&quot;issued&quot;:{&quot;date-parts&quot;:[[&quot;2016&quot;,2,17]]},&quot;title&quot;:&quot;The emergence of learners’ transformative agency in a Change Laboratory intervention&quot;,&quot;source&quot;:&quot;Taylor and Francis+NEJM&quot;,&quot;id&quot;:&quot;haapasaari_emergence_2016&quot;,&quot;accessed&quot;:{&quot;date-parts&quot;:[[&quot;2019&quot;,7,3]]},&quot;container-title&quot;:&quot;Journal of Education and Work&quot;,&quot;DOI&quot;:&quot;10.1080/13639080.2014.900168&quot;,&quot;issue&quot;:&quot;2&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d&quot;:3370,&quot;prefix&quot;:&quot;&quot;,&quot;suffix&quot;:&quot;&quot;,&quot;uris&quot;:[&quot;http://zotero.org/users/1913249/items/Q38UQIIH&quot;],&quot;uri&quot;:[&quot;http://zotero.org/users/1913249/items/Q38UQIIH&quot;]},{&quot;itemData&quot;:{&quot;id&quot;:&quot;sannino_formative_2016&quot;,&quot;title&quot;:&quot;Formative Interventions for Expansive Learning and Transformative Agency&quot;,&quot;page&quot;:&quot;599-633&quot;,&quot;citation-key&quot;:&quot;sannino_formative_2016&quot;,&quot;container-title&quot;:&quot;Journal of the Learning Sciences&quot;,&quot;type&quot;:&quot;article-journal&quot;,&quot;volume&quot;:&quot;25&quot;,&quot;URL&quot;:&quot;https://www.tandfonline.com/doi/full/10.1080/10508406.2016.1204547&quot;,&quot;issued&quot;:{&quot;date-parts&quot;:[[&quot;2016&quot;,10]]},&quot;source&quot;:&quot;Crossref&quot;,&quot;accessed&quot;:{&quot;date-parts&quot;:[[&quot;2019&quot;,3,21]]},&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ISSN&quot;:&quot;1050-8406, 1532-7809&quot;,&quot;author&quot;:[{&quot;given&quot;:&quot;Annalisa&quot;,&quot;family&quot;:&quot;Sannino&quot;},{&quot;given&quot;:&quot;Yrjö&quot;,&quot;family&quot;:&quot;Engeström&quot;},{&quot;given&quot;:&quot;Monica&quot;,&quot;family&quot;:&quot;Lemos&quot;}],&quot;DOI&quot;:&quot;10.1080/10508406.2016.1204547&quot;},&quot;id&quot;:3015,&quot;prefix&quot;:&quot;&quot;,&quot;suffix&quot;:&quot;&quot;,&quot;uris&quot;:[&quot;http://zotero.org/users/1913249/items/TB35W5A6&quot;],&quot;uri&quot;:[&quot;http://zotero.org/users/1913249/items/TB35W5A6&quot;]}]} RNDixdkauuhcw"/>.</text:p>
      <text:h text:style-name="Heading_20_3" text:outline-level="3"><text:bookmark-start text:name="playgrounds-and-sheltered-harbours-as-a-way-to-explore-conceptions-of-relational-agency---integrate-my-findings"/>Playgrounds and sheltered harbours as a way to explore conceptions of relational agency - INTEGRATE MY FINDINGS<text:bookmark-end text:name="playgrounds-and-sheltered-harbours-as-a-way-to-explore-conceptions-of-relational-agency---integrate-my-finding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schema&quot;:&quot;https://github.com/citation-style-language/schema/raw/master/csl-citation.json&quot;,&quot;properties&quot;:{&quot;formattedCitation&quot;:&quot;[@hagge_coding_2018]&quot;,&quot;noteIndex&quot;:0},&quot;citationID&quot;:&quot;sblzsfmw&quot;,&quot;citationItems&quot;:[{&quot;itemData&quot;:{&quot;id&quot;:&quot;hagge_coding_2018&quot;,&quot;title&quot;:&quot;Coding to Create: A Subtext of Decisions as Early Adolescents Design Digital Media&quot;,&quot;container-title-short&quot;:&quot;Tech Know Learn&quot;,&quot;title-short&quot;:&quot;Coding to Create&quot;,&quot;page&quot;:&quot;247-271&quot;,&quot;citation-key&quot;:&quot;hagge_coding_2018&quot;,&quot;ISSN&quot;:&quot;2211-1670&quot;,&quot;type&quot;:&quot;article-journal&quot;,&quot;volume&quot;:&quot;23&quot;,&quot;URL&quot;:&quot;https://doi.org/10.1007/s10758-018-9359-y&quot;,&quot;issued&quot;:{&quot;date-parts&quot;:[[&quot;2018&quot;,7,1]]},&quot;source&quot;:&quot;Springer Link&quot;,&quot;accessed&quot;:{&quot;date-parts&quot;:[[&quot;2023&quot;,6,26]]},&quot;language&quot;:&quot;en&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issue&quot;:&quot;2&quot;,&quot;container-title&quot;:&quot;Technology, Knowledge and Learning&quot;,&quot;author&quot;:[{&quot;given&quot;:&quot;Julia&quot;,&quot;family&quot;:&quot;Hagge&quot;}],&quot;DOI&quot;:&quot;10.1007/s10758-018-9359-y&quot;},&quot;id&quot;:8853,&quot;prefix&quot;:&quot;&quot;,&quot;suffix&quot;:&quot;&quot;,&quot;uris&quot;:[&quot;http://zotero.org/users/1913249/items/YFNF7DZG&quot;],&quot;uri&quot;:[&quot;http://zotero.org/users/1913249/items/YFNF7DZG&quot;]}]} RNDccjhrvdbbl"/>&lt;Do Zotero Refresh: [@hagge_coding_2018]&gt;<text:reference-mark-end text:name="ZOTERO_ITEM CSL_CITATION {&quot;schema&quot;:&quot;https://github.com/citation-style-language/schema/raw/master/csl-citation.json&quot;,&quot;properties&quot;:{&quot;formattedCitation&quot;:&quot;[@hagge_coding_2018]&quot;,&quot;noteIndex&quot;:0},&quot;citationID&quot;:&quot;sblzsfmw&quot;,&quot;citationItems&quot;:[{&quot;itemData&quot;:{&quot;id&quot;:&quot;hagge_coding_2018&quot;,&quot;title&quot;:&quot;Coding to Create: A Subtext of Decisions as Early Adolescents Design Digital Media&quot;,&quot;container-title-short&quot;:&quot;Tech Know Learn&quot;,&quot;title-short&quot;:&quot;Coding to Create&quot;,&quot;page&quot;:&quot;247-271&quot;,&quot;citation-key&quot;:&quot;hagge_coding_2018&quot;,&quot;ISSN&quot;:&quot;2211-1670&quot;,&quot;type&quot;:&quot;article-journal&quot;,&quot;volume&quot;:&quot;23&quot;,&quot;URL&quot;:&quot;https://doi.org/10.1007/s10758-018-9359-y&quot;,&quot;issued&quot;:{&quot;date-parts&quot;:[[&quot;2018&quot;,7,1]]},&quot;source&quot;:&quot;Springer Link&quot;,&quot;accessed&quot;:{&quot;date-parts&quot;:[[&quot;2023&quot;,6,26]]},&quot;language&quot;:&quot;en&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issue&quot;:&quot;2&quot;,&quot;container-title&quot;:&quot;Technology, Knowledge and Learning&quot;,&quot;author&quot;:[{&quot;given&quot;:&quot;Julia&quot;,&quot;family&quot;:&quot;Hagge&quot;}],&quot;DOI&quot;:&quot;10.1007/s10758-018-9359-y&quot;},&quot;id&quot;:8853,&quot;prefix&quot;:&quot;&quot;,&quot;suffix&quot;:&quot;&quot;,&quot;uris&quot;:[&quot;http://zotero.org/users/1913249/items/YFNF7DZG&quot;],&quot;uri&quot;:[&quot;http://zotero.org/users/1913249/items/YFNF7DZG&quot;]}]} RNDccjhrvdbbl"/>. Thus to make one addition to the metaphor this design is like a sea-harbour, tools like Scratch are like a swimming pool.</text:p>
      <text:h text:style-name="Heading_20_4" text:outline-level="4"><text:bookmark-start text:name="how-to-seed-relational-practices-in-the-community-garden-of-the-program-growing-gardening-metaphors"/>How to seed relational practices in the community garden of the program / Growing / Gardening metaphors<text:bookmark-end text:name="how-to-seed-relational-practices-in-the-community-garden-of-the-program-growing-gardening-metaphors"/></text:h>
      <text:p text:style-name="First_20_paragraph">We can substitute the metaphor of playground/ harbour with that of a walled garden.</text:p>
      <text:p text:style-name="Text_20_body">The title to this chapter is <text:span text:style-name="T2">Seeding and Nurturing Game Making Communities to Facilitate Learner Agency</text:span>. It could be extended to <text:span text:style-name="T2">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Some sythethis on findings on transformative agency here, in particular in P1.</text:p>
      <text:h text:style-name="Heading_20_4" text:outline-level="4"><text:bookmark-start text:name="kedging-anchor-metaphor"/>Kedging anchor metaphor<text:bookmark-end text:name="kedging-anchor-metaphor"/></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2" text:outline-level="2"><text:bookmark-start text:name="synthesis-section"/>Synthesis Section<text:bookmark-end text:name="synthesis-section"/></text:h>
      <text:p text:style-name="First_20_paragraph">INTRO SIGNPOSTING Here</text:p>
      <text:h text:style-name="Heading_20_3" text:outline-level="3"><text:bookmark-start text:name="synthesis---how-different-forms-of-agency-are-developed-and-transform-over-iterations-of-this-game-making-programme"/>SYNTHESIS - How different forms of agency are developed and transform over iterations of this game making programme<text:bookmark-end text:name="synthesis---how-different-forms-of-agency-are-developed-and-transform-over-iterations-of-this-game-making-programme"/></text:h>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schema&quot;:&quot;https://github.com/citation-style-language/schema/raw/master/csl-citation.json&quot;,&quot;properties&quot;:{&quot;formattedCitation&quot;:&quot;[@hopwood_agency_2022]&quot;,&quot;noteIndex&quot;:0},&quot;citationID&quot;:&quot;urldppnp&quot;,&quot;citationItems&quot;:[{&quot;itemData&quot;:{&quot;id&quot;:&quot;hopwood_agency_2022&quot;,&quot;title&quot;:&quot;Agency in cultural-historical activity theory: strengthening commitment to social transformation&quot;,&quot;publisher&quot;:&quot;Routledge&quot;,&quot;title-short&quot;:&quot;Agency in cultural-historical activity theory&quot;,&quot;page&quot;:&quot;108-122&quot;,&quot;citation-key&quot;:&quot;hopwood_agency_2022&quot;,&quot;container-title&quot;:&quot;Mind, Culture, and Activity&quot;,&quot;type&quot;:&quot;article-journal&quot;,&quot;volume&quot;:&quot;29&quot;,&quot;URL&quot;:&quot;https://doi.org/10.1080/10749039.2022.2092151&quot;,&quot;issued&quot;:{&quot;date-parts&quot;:[[&quot;2022&quot;,4,3]]},&quot;source&quot;:&quot;Taylor and Francis+NEJM&quot;,&quot;accessed&quot;:{&quot;date-parts&quot;:[[&quot;2023&quot;,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ISSN&quot;:&quot;1074-9039&quot;,&quot;author&quot;:[{&quot;given&quot;:&quot;Nick&quot;,&quot;family&quot;:&quot;Hopwood&quot;}],&quot;DOI&quot;:&quot;10.1080/10749039.2022.2092151&quot;},&quot;id&quot;:3717,&quot;prefix&quot;:&quot;&quot;,&quot;suffix&quot;:&quot;&quot;,&quot;uris&quot;:[&quot;http://zotero.org/users/1913249/items/RZ2E7GK8&quot;],&quot;uri&quot;:[&quot;http://zotero.org/users/1913249/items/RZ2E7GK8&quot;]}]} RNDjhxmepnqpg"/>&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D&quot;:&quot;urldppnp&quot;,&quot;citationItems&quot;:[{&quot;itemData&quot;:{&quot;id&quot;:&quot;hopwood_agency_2022&quot;,&quot;title&quot;:&quot;Agency in cultural-historical activity theory: strengthening commitment to social transformation&quot;,&quot;publisher&quot;:&quot;Routledge&quot;,&quot;title-short&quot;:&quot;Agency in cultural-historical activity theory&quot;,&quot;page&quot;:&quot;108-122&quot;,&quot;citation-key&quot;:&quot;hopwood_agency_2022&quot;,&quot;container-title&quot;:&quot;Mind, Culture, and Activity&quot;,&quot;type&quot;:&quot;article-journal&quot;,&quot;volume&quot;:&quot;29&quot;,&quot;URL&quot;:&quot;https://doi.org/10.1080/10749039.2022.2092151&quot;,&quot;issued&quot;:{&quot;date-parts&quot;:[[&quot;2022&quot;,4,3]]},&quot;source&quot;:&quot;Taylor and Francis+NEJM&quot;,&quot;accessed&quot;:{&quot;date-parts&quot;:[[&quot;2023&quot;,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ISSN&quot;:&quot;1074-9039&quot;,&quot;author&quot;:[{&quot;given&quot;:&quot;Nick&quot;,&quot;family&quot;:&quot;Hopwood&quot;}],&quot;DOI&quot;:&quot;10.1080/10749039.2022.2092151&quot;},&quot;id&quot;:3717,&quot;prefix&quot;:&quot;&quot;,&quot;suffix&quot;:&quot;&quot;,&quot;uris&quot;:[&quot;http://zotero.org/users/1913249/items/RZ2E7GK8&quot;],&quot;uri&quot;:[&quot;http://zotero.org/users/1913249/items/RZ2E7GK8&quot;]}]} RNDjhxmepnqpg"/>. An effective learning environment provides a sea bed with many rocks (affordances) for warping anchors (volitional acts of participant agency to transform learning) <text:reference-mark-start text:name="ZOTERO_ITEM CSL_CITATION {&quot;schema&quot;:&quot;https://github.com/citation-style-language/schema/raw/master/csl-citation.json&quot;,&quot;properties&quot;:{&quot;formattedCitation&quot;:&quot;[@aagaard_teacher_2022]&quot;,&quot;noteIndex&quot;:0},&quot;citationID&quot;:&quot;vbcyemfv&quot;,&quot;citationItems&quot;:[{&quot;itemData&quot;:{&quot;id&quot;:&quot;aagaard_teacher_2022&quot;,&quot;title&quot;:&quot;Teacher educator in a digital age: A study of transformative agency&quot;,&quot;container-title-short&quot;:&quot;NJDL&quot;,&quot;title-short&quot;:&quot;Teacher educator in a digital age&quot;,&quot;page&quot;:&quot;31-45&quot;,&quot;citation-key&quot;:&quot;aagaard_teacher_2022&quot;,&quot;ISSN&quot;:&quot;0809-6724, 1891-943X&quot;,&quot;type&quot;:&quot;article-journal&quot;,&quot;volume&quot;:&quot;17&quot;,&quot;URL&quot;:&quot;http://www.idunn.no/doi/10.18261/njdl.17.1.3&quot;,&quot;issued&quot;:{&quot;date-parts&quot;:[[&quot;2022&quot;,4,5]]},&quot;source&quot;:&quot;DOI.org (Crossref)&quot;,&quot;accessed&quot;:{&quot;date-parts&quot;:[[&quot;2023&quot;,6,19]]},&quot;language&quot;:&quot;en&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issue&quot;:&quot;1&quot;,&quot;container-title&quot;:&quot;Nordic Journal of Digital Literacy&quot;,&quot;author&quot;:[{&quot;given&quot;:&quot;Toril&quot;,&quot;family&quot;:&quot;Aagaard&quot;},{&quot;given&quot;:&quot;Agnete&quot;,&quot;family&quot;:&quot;Bueie&quot;},{&quot;given&quot;:&quot;Hjørdis&quot;,&quot;family&quot;:&quot;Hjukse&quot;}],&quot;DOI&quot;:&quot;10.18261/njdl.17.1.3&quot;},&quot;id&quot;:8791,&quot;prefix&quot;:&quot;&quot;,&quot;suffix&quot;:&quot;&quot;,&quot;uris&quot;:[&quot;http://zotero.org/users/1913249/items/GEDPYN8B&quot;],&quot;uri&quot;:[&quot;http://zotero.org/users/1913249/items/GEDPYN8B&quot;]}]} RNDhjwivraguq"/>&lt;Do Zotero Refresh: [@aagaard_teacher_2022]&gt;<text:reference-mark-end text:name="ZOTERO_ITEM CSL_CITATION {&quot;schema&quot;:&quot;https://github.com/citation-style-language/schema/raw/master/csl-citation.json&quot;,&quot;properties&quot;:{&quot;formattedCitation&quot;:&quot;[@aagaard_teacher_2022]&quot;,&quot;noteIndex&quot;:0},&quot;citationID&quot;:&quot;vbcyemfv&quot;,&quot;citationItems&quot;:[{&quot;itemData&quot;:{&quot;id&quot;:&quot;aagaard_teacher_2022&quot;,&quot;title&quot;:&quot;Teacher educator in a digital age: A study of transformative agency&quot;,&quot;container-title-short&quot;:&quot;NJDL&quot;,&quot;title-short&quot;:&quot;Teacher educator in a digital age&quot;,&quot;page&quot;:&quot;31-45&quot;,&quot;citation-key&quot;:&quot;aagaard_teacher_2022&quot;,&quot;ISSN&quot;:&quot;0809-6724, 1891-943X&quot;,&quot;type&quot;:&quot;article-journal&quot;,&quot;volume&quot;:&quot;17&quot;,&quot;URL&quot;:&quot;http://www.idunn.no/doi/10.18261/njdl.17.1.3&quot;,&quot;issued&quot;:{&quot;date-parts&quot;:[[&quot;2022&quot;,4,5]]},&quot;source&quot;:&quot;DOI.org (Crossref)&quot;,&quot;accessed&quot;:{&quot;date-parts&quot;:[[&quot;2023&quot;,6,19]]},&quot;language&quot;:&quot;en&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issue&quot;:&quot;1&quot;,&quot;container-title&quot;:&quot;Nordic Journal of Digital Literacy&quot;,&quot;author&quot;:[{&quot;given&quot;:&quot;Toril&quot;,&quot;family&quot;:&quot;Aagaard&quot;},{&quot;given&quot;:&quot;Agnete&quot;,&quot;family&quot;:&quot;Bueie&quot;},{&quot;given&quot;:&quot;Hjørdis&quot;,&quot;family&quot;:&quot;Hjukse&quot;}],&quot;DOI&quot;:&quot;10.18261/njdl.17.1.3&quot;},&quot;id&quot;:8791,&quot;prefix&quot;:&quot;&quot;,&quot;suffix&quot;:&quot;&quot;,&quot;uris&quot;:[&quot;http://zotero.org/users/1913249/items/GEDPYN8B&quot;],&quot;uri&quot;:[&quot;http://zotero.org/users/1913249/items/GEDPYN8B&quot;]}]} RNDhjwivraguq"/>.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h text:style-name="Heading_20_4" text:outline-level="4"><text:bookmark-start text:name="proposal-on-shifting-forms-of-agency."/>Proposal on shifting forms of agency.<text:bookmark-end text:name="proposal-on-shifting-forms-of-agency."/></text:h>
      <text:p text:style-name="First_20_paragraph">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h text:style-name="Heading_20_5" text:outline-level="5"><text:bookmark-start text:name="an-emerging-question---is-nurturing-agency-by-creating-space-for-emergent-practices-sustainable-for-ongoing-iterations-how-much-of-the-learnign-design-canshould-be-transferred-to-other-settings."/>AN EMERGING QUESTION - Is nurturing agency by creating space for emergent practices sustainable for ongoing iterations? How much of the learnign design can/should be transferred to other settings.<text:bookmark-end text:name="an-emerging-question---is-nurturing-agency-by-creating-space-for-emergent-practices-sustainable-for-ongoing-iterations-how-much-of-the-learnign-design-canshould-be-transferred-to-other-settings."/></text:h>
      <text:p text:style-name="First_20_paragraph">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 HARBOURS.</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h text:style-name="Heading_20_5" text:outline-level="5"><text:bookmark-start text:name="recommendations-for-transfer-to-other-settings-with-different-requirements"/>Recommendations for transfer to other settings with different requirements<text:bookmark-end text:name="recommendations-for-transfer-to-other-settings-with-different-requirements"/></text:h>
      <text:p text:style-name="First_20_paragraph">Other research (5D in particular ) suggests that different ideocultures would emerge given the different contextual settings or requirements. Other settings may suit the introduction of other side missions and guiding narratives based on different motivations of the participants and the settings in which the programme was being run.</text:p>
      <text:p text:style-name="Text_20_body">Thus, this research does not suggest the learning design is adopted wholesale, instead proposes the following division for future work</text:p>
      <text:p text:style-name="Text_20_body"><text:span text:style-name="T1">Keep / Start with</text:span></text:p>
      <text:list text:style-name="L22">
        <text:list-item>
          <text:p text:style-name="P32">Template of a game with a distinct and recognisable form &amp; realistic<text:line-break/></text:p>
        </text:list-item>
        <text:list-item>
          <text:p text:style-name="P32">GDPs used as a germ cell for following step wise activities</text:p>
          <text:list text:style-name="L23">
            <text:list-item>
              <text:p text:style-name="P33">analysis of games</text:p>
            </text:list-item>
            <text:list-item>
              <text:p text:style-name="P33">quick changes to template</text:p>
            </text:list-item>
            <text:list-item>
              <text:p text:style-name="P33">menu of GDPs</text:p>
            </text:list-item>
          </text:list>
        </text:list-item>
      </text:list>
      <text:p text:style-name="First_20_paragraph"><text:span text:style-name="T1">Adapt as needed based on setting</text:span></text:p>
      <text:list text:style-name="L24">
        <text:list-item>
          <text:p text:style-name="P34">overarching narrative / driving motivation</text:p>
        </text:list-item>
        <text:list-item>
          <text:p text:style-name="P34">side missions, based on emerging patterns of behaviour or needs of setting</text:p>
        </text:list-item>
      </text:list>
      <text:h text:style-name="Heading_20_3" text:outline-level="3"><text:bookmark-start text:name="synthesis---the-interaction-of-flexible-deign-practices-the-collection-of-game-design-patterns-stepwise-scaffolding-of-learning-environments-and-new-understandings-of-agency."/>Synthesis - The interaction of flexible deign practices, the collection of Game Design Patterns, stepwise scaffolding of learning environments and new understandings of agency.<text:bookmark-end text:name="synthesis---the-interaction-of-flexible-deign-practices-the-collection-of-game-design-patterns-stepwise-scaffolding-of-learning-environments-and-new-understandings-of-agency."/></text:h>
      <text:p text:style-name="First_20_paragraph">SHOULD THIS GO FIRST IN SYTHESIS SECTION?</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text:p>
      <text:list text:style-name="L25">
        <text:list-item>
          <text:p text:style-name="P35">GDPs as a germ cell, used in different step wise projects which build one upon the other as a flexible but supporting scaffold.</text:p>
        </text:list-item>
        <text:list-item>
          <text:p text:style-name="P35">It’s a balance between structure and choice</text:p>
        </text:list-item>
        <text:list-item>
          <text:p text:style-name="P35">Menu facilitates a rhizomatic approach / within a structure</text:p>
        </text:list-item>
        <text:list-item>
          <text:p text:style-name="P35">How this can be framed using understandings of agency and metaphors if this is helpful.</text:p>
        </text:list-item>
        <text:list-item>
          <text:p text:style-name="P35">The role of authenticity. (is this too much?)</text:p>
        </text:list-item>
      </text:list>
      <text:p text:style-name="First_20_paragraph">There is choice - and interaction - contribution to the overall object.</text:p>
      <text:h text:style-name="Heading_20_4" text:outline-level="4"><text:bookmark-start text:name="returning-to-the-concept-of-computational-fluency-with-a-lens-of-agency"/>Returning to the concept of computational fluency with a lens of agency<text:bookmark-end text:name="returning-to-the-concept-of-computational-fluency-with-a-lens-of-agency"/></text:h>
      <text:p text:style-name="First_20_paragraph">IS THERE A NEED FOR A SIMILAR DISCUSSION IN GDP CHAPTER?</text:p>
      <text:p text:style-name="Text_20_body">The term computational fluency (compared to digital literacy or computational thinking) best reflect the focus on development of agency outlined in this research.</text:p>
      <text:p text:style-name="Text_20_body">It is of merit to return to existing dimension in existing research and suggest additional analyis based on this research.</text:p>
      <text:p text:style-name="Text_20_body">Participant voice and expression: scaffolded and restricted in this design but to help development of next factor Community participation: The use of playtesting, and other community factors explored in Ch.6 and 7. Technical skills: Less a focus here than in CT but still a requirement, the reduced focus allows a different means of appropriation of the skills and concepts through guided participation and cultural participation.</text:p>
      <text:p text:style-name="Text_20_body">I propose that the journey by particpants to develop computational fluency involves all three aspects of agency explored in this chapter.</text:p>
      <text:p text:style-name="Text_20_body">In term of a progression to transformative / athorial agency, it is of value to explore conceptions of authorial creativity (of an everyday variety) rather than the high bar of transformation of fundamental system elements.</text:p>
      <text:h text:style-name="Heading_20_2" text:outline-level="2"><text:bookmark-start text:name="conclusion"/>Conclusion<text:bookmark-end text:name="conclusion"/></text:h>
      <text:p text:style-name="First_20_paragraph">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discussion-on-player-types---moved-from-chapter-6"/>Discussion on Player types - moved from chapter 6<text:bookmark-end text:name="discussion-on-player-types---moved-from-chapter-6"/></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formattedCitation&quot;:&quot;[@sutton-smith_ambiguity_2001]&quot;,&quot;noteIndex&quot;:0},&quot;citationID&quot;:&quot;viffpcru&quot;,&quot;citationItems&quot;:[{&quot;itemData&quot;:{&quot;type&quot;:&quot;book&quot;,&quot;id&quot;:&quot;sutton-smith_ambiguity_2001&quot;,&quot;title&quot;:&quot;The Ambiguity of Play&quot;,&quot;source&quot;:&quot;Amazon&quot;,&quot;issued&quot;:{&quot;date-parts&quot;:[[&quot;2001&quot;,5,8]]},&quot;ISBN&quot;:&quot;978-0-674-00581-5&quot;,&quot;event-place&quot;:&quot;Cambridge, Mass.&quot;,&quot;number-of-pages&quot;:&quot;288&quot;,&quot;publisher&quot;:&quot;Harvard University Press&quot;,&quot;language&quot;:&quot;Englis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author&quot;:[{&quot;given&quot;:&quot;Brian&quot;,&quot;family&quot;:&quot;Sutton-smith&quot;}],&quot;edition&quot;:&quot;New Ed edition&quot;,&quot;citation-key&quot;:&quot;sutton-smith_ambiguity_2001&quot;},&quot;id&quot;:1389,&quot;prefix&quot;:&quot;&quot;,&quot;suffix&quot;:&quot;&quot;,&quot;uris&quot;:[&quot;http://zotero.org/users/1913249/items/JUMNM23B&quot;],&quot;uri&quot;:[&quot;http://zotero.org/users/1913249/items/JUMNM23B&quot;]}]} RNDsfkilgkneo"/>&lt;Do Zotero Refresh: [@sutton-smith_ambiguity_2001]&gt;<text:reference-mark-end text:name="ZOTERO_ITEM CSL_CITATION {&quot;schema&quot;:&quot;https://github.com/citation-style-language/schema/raw/master/csl-citation.json&quot;,&quot;properties&quot;:{&quot;formattedCitation&quot;:&quot;[@sutton-smith_ambiguity_2001]&quot;,&quot;noteIndex&quot;:0},&quot;citationID&quot;:&quot;viffpcru&quot;,&quot;citationItems&quot;:[{&quot;itemData&quot;:{&quot;type&quot;:&quot;book&quot;,&quot;id&quot;:&quot;sutton-smith_ambiguity_2001&quot;,&quot;title&quot;:&quot;The Ambiguity of Play&quot;,&quot;source&quot;:&quot;Amazon&quot;,&quot;issued&quot;:{&quot;date-parts&quot;:[[&quot;2001&quot;,5,8]]},&quot;ISBN&quot;:&quot;978-0-674-00581-5&quot;,&quot;event-place&quot;:&quot;Cambridge, Mass.&quot;,&quot;number-of-pages&quot;:&quot;288&quot;,&quot;publisher&quot;:&quot;Harvard University Press&quot;,&quot;language&quot;:&quot;Englis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author&quot;:[{&quot;given&quot;:&quot;Brian&quot;,&quot;family&quot;:&quot;Sutton-smith&quot;}],&quot;edition&quot;:&quot;New Ed edition&quot;,&quot;citation-key&quot;:&quot;sutton-smith_ambiguity_2001&quot;},&quot;id&quot;:1389,&quot;prefix&quot;:&quot;&quot;,&quot;suffix&quot;:&quot;&quot;,&quot;uris&quot;:[&quot;http://zotero.org/users/1913249/items/JUMNM23B&quot;],&quot;uri&quot;:[&quot;http://zotero.org/users/1913249/items/JUMNM23B&quot;]}]} RNDsfkilgkneo"/>.</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schema&quot;:&quot;https://github.com/citation-style-language/schema/raw/master/csl-citation.json&quot;,&quot;properties&quot;:{&quot;formattedCitation&quot;:&quot;[@papert_epistemological_1990]&quot;,&quot;noteIndex&quot;:0},&quot;citationID&quot;:&quot;ajjhtgqo&quot;,&quot;citationItems&quot;:[{&quot;itemData&quot;:{&quot;container-title&quot;:&quot;Signs&quot;,&quot;type&quot;:&quot;article-journal&quot;,&quot;author&quot;:[{&quot;given&quot;:&quot;Seymour&quot;,&quot;family&quot;:&quot;Papert&quot;},{&quot;given&quot;:&quot;Sherry&quot;,&quot;family&quot;:&quot;Turkle&quot;}],&quot;URL&quot;:&quot;http://www.papert.org/articles/EpistemologicalPluralism.html&quot;,&quot;issued&quot;:{&quot;date-parts&quot;:[[&quot;1990&quot;]]},&quot;title&quot;:&quot;Epistemological Pluralism and the Revaluation of the Concrete&quot;,&quot;accessed&quot;:{&quot;date-parts&quot;:[[&quot;2017&quot;,11,1]]},&quot;issue&quot;:&quot;1&quot;,&quot;volume&quot;:&quot;16&quot;,&quot;id&quot;:&quot;papert_epistemological_1990&quot;,&quot;citation-key&quot;:&quot;papert_epistemological_1990&quot;},&quot;id&quot;:2017,&quot;prefix&quot;:&quot;&quot;,&quot;suffix&quot;:&quot;&quot;,&quot;uris&quot;:[&quot;http://zotero.org/users/1913249/items/PN46846P&quot;],&quot;uri&quot;:[&quot;http://zotero.org/users/1913249/items/PN46846P&quot;]}]} RNDxrvsiqanvq"/>&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ajjhtgqo&quot;,&quot;citationItems&quot;:[{&quot;itemData&quot;:{&quot;container-title&quot;:&quot;Signs&quot;,&quot;type&quot;:&quot;article-journal&quot;,&quot;author&quot;:[{&quot;given&quot;:&quot;Seymour&quot;,&quot;family&quot;:&quot;Papert&quot;},{&quot;given&quot;:&quot;Sherry&quot;,&quot;family&quot;:&quot;Turkle&quot;}],&quot;URL&quot;:&quot;http://www.papert.org/articles/EpistemologicalPluralism.html&quot;,&quot;issued&quot;:{&quot;date-parts&quot;:[[&quot;1990&quot;]]},&quot;title&quot;:&quot;Epistemological Pluralism and the Revaluation of the Concrete&quot;,&quot;accessed&quot;:{&quot;date-parts&quot;:[[&quot;2017&quot;,11,1]]},&quot;issue&quot;:&quot;1&quot;,&quot;volume&quot;:&quot;16&quot;,&quot;id&quot;:&quot;papert_epistemological_1990&quot;,&quot;citation-key&quot;:&quot;papert_epistemological_1990&quot;},&quot;id&quot;:2017,&quot;prefix&quot;:&quot;&quot;,&quot;suffix&quot;:&quot;&quot;,&quot;uris&quot;:[&quot;http://zotero.org/users/1913249/items/PN46846P&quot;],&quot;uri&quot;:[&quot;http://zotero.org/users/1913249/items/PN46846P&quot;]}]} RNDxrvsiqanvq"/>.</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4-12-02T14:19:23Z</meta:creation-date>
    <dc:date>2024-12-02T14:19:2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THI</meta:user-defined>
    <meta:user-defined meta:name="layout" meta:value-type="string">post</meta:user-defined>
    <meta:user-defined meta:name="zotero" meta:value-type="string"/>
  </office:meta>
</office:document-meta>
</file>